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4" style:family="table-cell" style:parent-style-name="Default" style:data-style-name="N11"/>
    <style:style style:name="ce30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1471" calcext:value-type="percentage">
            <text:p>14,71%</text:p>
          </table:table-cell>
          <table:table-cell table:style-name="ce30" office:value-type="string" calcext:value-type="string">
            <text:p>Glass_1</text:p>
          </table:table-cell>
          <table:table-cell office:value-type="percentage" office:value="0.4397" calcext:value-type="percentage">
            <text:p>43,97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2" calcext:value-type="float">
            <text:p>0,12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3" calcext:value-type="float">
            <text:p>3,00E-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30" office:value-type="string" calcext:value-type="string">
            <text:p>Glass_2</text:p>
          </table:table-cell>
          <table:table-cell office:value-type="percentage" office:value="0.7397" calcext:value-type="percentage">
            <text:p>73,97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115" calcext:value-type="float">
            <text:p>1,15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627" calcext:value-type="percentage">
            <text:p>16,27%</text:p>
          </table:table-cell>
          <table:table-cell table:style-name="ce30" office:value-type="string" calcext:value-type="string">
            <text:p>Glass_3</text:p>
          </table:table-cell>
          <table:table-cell office:value-type="percentage" office:value="0.5444" calcext:value-type="percentage">
            <text:p>54,44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932" calcext:value-type="float">
            <text:p>9,32E-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4</text:p>
          </table:table-cell>
          <table:table-cell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27" calcext:value-type="float">
            <text:p>0,27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224" calcext:value-type="float">
            <text:p>2,24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529" calcext:value-type="percentage">
            <text:p>5,29%</text:p>
          </table:table-cell>
          <table:table-cell table:style-name="ce30" office:value-type="string" calcext:value-type="string">
            <text:p>Glass_5</text:p>
          </table:table-cell>
          <table:table-cell office:value-type="percentage" office:value="0.6302" calcext:value-type="percentage">
            <text:p>63,02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3" calcext:value-type="float">
            <text:p>0,3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56" calcext:value-type="float">
            <text:p>5,6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549" calcext:value-type="percentage">
            <text:p>5,49%</text:p>
          </table:table-cell>
          <table:table-cell table:style-name="ce30" office:value-type="string" calcext:value-type="string">
            <text:p>Glass_6</text:p>
          </table:table-cell>
          <table:table-cell office:value-type="percentage" office:value="0.4667" calcext:value-type="percentage">
            <text:p>46,6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11" calcext:value-type="float">
            <text:p>1,1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0627" calcext:value-type="percentage">
            <text:p>6,27%</text:p>
          </table:table-cell>
          <table:table-cell table:style-name="ce30" office:value-type="string" calcext:value-type="string">
            <text:p>Glass_7</text:p>
          </table:table-cell>
          <table:table-cell office:value-type="percentage" office:value="0.5302" calcext:value-type="percentage">
            <text:p>53,02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6" calcext:value-type="float">
            <text:p>0,06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5" calcext:value-type="float">
            <text:p>5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569" calcext:value-type="percentage">
            <text:p>5,69%</text:p>
          </table:table-cell>
          <table:table-cell table:style-name="ce30" office:value-type="string" calcext:value-type="string">
            <text:p>Glass_8</text:p>
          </table:table-cell>
          <table:table-cell office:value-type="percentage" office:value="0.3349" calcext:value-type="percentage">
            <text:p>33,49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55" calcext:value-type="float">
            <text:p>0,55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27" calcext:value-type="float">
            <text:p>2,70E-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294" calcext:value-type="percentage">
            <text:p>2,94%</text:p>
          </table:table-cell>
          <table:table-cell table:style-name="ce30" office:value-type="string" calcext:value-type="string">
            <text:p>Glass_9</text:p>
          </table:table-cell>
          <table:table-cell office:value-type="percentage" office:value="0.3079" calcext:value-type="percentage">
            <text:p>30,7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23" calcext:value-type="float">
            <text:p>0,23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215" calcext:value-type="float">
            <text:p>2,15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10</text:p>
          </table:table-cell>
          <table:table-cell office:value-type="percentage" office:value="0.6" calcext:value-type="percentage">
            <text:p>60,00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05" calcext:value-type="float">
            <text:p>0,05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5" calcext:value-type="float">
            <text:p>5,00E-04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7018" calcext:value-type="percentage">
            <text:p>7,02%</text:p>
          </table:table-cell>
          <table:table-cell table:style-name="ce23"/>
          <table:table-cell table:style-name="ce25" table:formula="of:=AVERAGE([.D2:.D11])" office:value-type="percentage" office:value="0.52159" calcext:value-type="percentage">
            <text:p>52,16%</text:p>
          </table:table-cell>
          <table:table-cell table:style-name="ce23"/>
          <table:table-cell table:style-name="ce28" table:formula="of:=AVERAGE([.F2:.F11])" office:value-type="float" office:value="0.2" calcext:value-type="float">
            <text:p>0,2</text:p>
          </table:table-cell>
          <table:table-cell table:style-name="ce23"/>
          <table:table-cell table:style-name="ce32" table:formula="of:=AVERAGE([.H2:.H11])" office:value-type="float" office:value="0.013248" calcext:value-type="float">
            <text:p>1,32E-02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5117" calcext:value-type="percentage">
            <text:p>51,17%</text:p>
          </table:table-cell>
          <table:table-cell office:value-type="string" calcext:value-type="string">
            <text:p>Liver_1</text:p>
          </table:table-cell>
          <table:table-cell office:value-type="percentage" office:value="0.198" calcext:value-type="percentage">
            <text:p>19,80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552" calcext:value-type="percentage">
            <text:p>45,52%</text:p>
          </table:table-cell>
          <table:table-cell office:value-type="string" calcext:value-type="string">
            <text:p>Liver_2</text:p>
          </table:table-cell>
          <table:table-cell office:value-type="percentage" office:value="0.2961" calcext:value-type="percentage">
            <text:p>29,61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5" calcext:value-type="float">
            <text:p>1,5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977" calcext:value-type="percentage">
            <text:p>49,77%</text:p>
          </table:table-cell>
          <table:table-cell office:value-type="string" calcext:value-type="string">
            <text:p>Liver_3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3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4623" calcext:value-type="percentage">
            <text:p>46,23%</text:p>
          </table:table-cell>
          <table:table-cell office:value-type="string" calcext:value-type="string">
            <text:p>Liver_4</text:p>
          </table:table-cell>
          <table:table-cell office:value-type="percentage" office:value="0.4157" calcext:value-type="percentage">
            <text:p>41,57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19" calcext:value-type="float">
            <text:p>0,19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853" calcext:value-type="percentage">
            <text:p>48,53%</text:p>
          </table:table-cell>
          <table:table-cell office:value-type="string" calcext:value-type="string">
            <text:p>Liver_5</text:p>
          </table:table-cell>
          <table:table-cell office:value-type="percentage" office:value="0.298" calcext:value-type="percentage">
            <text:p>29,80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428" calcext:value-type="percentage">
            <text:p>44,28%</text:p>
          </table:table-cell>
          <table:table-cell office:value-type="string" calcext:value-type="string">
            <text:p>Liver_6</text:p>
          </table:table-cell>
          <table:table-cell office:value-type="percentage" office:value="0.1431" calcext:value-type="percentage">
            <text:p>14,31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1" calcext:value-type="float">
            <text:p>0,1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517" calcext:value-type="percentage">
            <text:p>45,17%</text:p>
          </table:table-cell>
          <table:table-cell office:value-type="string" calcext:value-type="string">
            <text:p>Liver_7</text:p>
          </table:table-cell>
          <table:table-cell office:value-type="percentage" office:value="0.3127" calcext:value-type="percentage">
            <text:p>31,27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46" calcext:value-type="float">
            <text:p>0,46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04" calcext:value-type="float">
            <text:p>0,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235" calcext:value-type="percentage">
            <text:p>42,35%</text:p>
          </table:table-cell>
          <table:table-cell office:value-type="string" calcext:value-type="string">
            <text:p>Liver_8</text:p>
          </table:table-cell>
          <table:table-cell office:value-type="percentage" office:value="0.302" calcext:value-type="percentage">
            <text:p>30,20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4497" calcext:value-type="percentage">
            <text:p>44,97%</text:p>
          </table:table-cell>
          <table:table-cell office:value-type="string" calcext:value-type="string">
            <text:p>Liver_9</text:p>
          </table:table-cell>
          <table:table-cell office:value-type="percentage" office:value="0.352" calcext:value-type="percentage">
            <text:p>35,20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3" calcext:value-type="float">
            <text:p>0,23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4385" calcext:value-type="percentage">
            <text:p>43,85%</text:p>
          </table:table-cell>
          <table:table-cell office:value-type="string" calcext:value-type="string">
            <text:p>Liver_10</text:p>
          </table:table-cell>
          <table:table-cell office:value-type="percentage" office:value="0.3294" calcext:value-type="percentage">
            <text:p>32,94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7" calcext:value-type="float">
            <text:p>0,17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6184" calcext:value-type="percentage">
            <text:p>46,18%</text:p>
          </table:table-cell>
          <table:table-cell table:style-name="ce23"/>
          <table:table-cell table:style-name="ce25" table:formula="of:=AVERAGE([.D16:.D25])" office:value-type="percentage" office:value="0.29264" calcext:value-type="percentage">
            <text:p>29,26%</text:p>
          </table:table-cell>
          <table:table-cell table:style-name="ce23"/>
          <table:table-cell table:style-name="ce28" table:formula="of:=AVERAGE([.F16:.F25])" office:value-type="float" office:value="0.39" calcext:value-type="float">
            <text:p>0,39</text:p>
          </table:table-cell>
          <table:table-cell table:style-name="ce23"/>
          <table:table-cell table:style-name="ce28" table:formula="of:=AVERAGE([.H16:.H25])" office:value-type="float" office:value="0.085" calcext:value-type="float">
            <text:p>0,08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95" calcext:value-type="percentage">
            <text:p>10,95%</text:p>
          </table:table-cell>
          <table:table-cell office:value-type="string" calcext:value-type="string">
            <text:p>Z_f_s_1</text:p>
          </table:table-cell>
          <table:table-cell office:value-type="percentage" office:value="0.1178" calcext:value-type="percentage">
            <text:p>11,78%</text:p>
          </table:table-cell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string" calcext:value-type="string">
            <text:p>Z_f_s_2</text:p>
          </table:table-cell>
          <table:table-cell office:value-type="percentage" office:value="0.0611" calcext:value-type="percentage">
            <text:p>6,11%</text:p>
          </table:table-cell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1105" calcext:value-type="percentage">
            <text:p>11,05%</text:p>
          </table:table-cell>
          <table:table-cell office:value-type="string" calcext:value-type="string">
            <text:p>Z_f_s_3</text:p>
          </table:table-cell>
          <table:table-cell office:value-type="percentage" office:value="0.1856" calcext:value-type="percentage">
            <text:p>18,56%</text:p>
          </table:table-cell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581" calcext:value-type="percentage">
            <text:p>15,81%</text:p>
          </table:table-cell>
          <table:table-cell office:value-type="string" calcext:value-type="string">
            <text:p>Z_f_s_4</text:p>
          </table:table-cell>
          <table:table-cell office:value-type="percentage" office:value="0.0022" calcext:value-type="percentage">
            <text:p>0,22%</text:p>
          </table:table-cell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371" calcext:value-type="percentage">
            <text:p>13,71%</text:p>
          </table:table-cell>
          <table:table-cell office:value-type="string" calcext:value-type="string">
            <text:p>Z_f_s_5</text:p>
          </table:table-cell>
          <table:table-cell office:value-type="percentage" office:value="0.0033" calcext:value-type="percentage">
            <text:p>0,33%</text:p>
          </table:table-cell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1552" calcext:value-type="percentage">
            <text:p>15,52%</text:p>
          </table:table-cell>
          <table:table-cell office:value-type="string" calcext:value-type="string">
            <text:p>Z_f_s_6</text:p>
          </table:table-cell>
          <table:table-cell office:value-type="percentage" office:value="0.0033" calcext:value-type="percentage">
            <text:p>0,33%</text:p>
          </table:table-cell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267" calcext:value-type="percentage">
            <text:p>12,67%</text:p>
          </table:table-cell>
          <table:table-cell office:value-type="string" calcext:value-type="string">
            <text:p>Z_f_s_7</text:p>
          </table:table-cell>
          <table:table-cell office:value-type="percentage" office:value="0.1067" calcext:value-type="percentage">
            <text:p>10,67%</text:p>
          </table:table-cell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305" calcext:value-type="percentage">
            <text:p>3,05%</text:p>
          </table:table-cell>
          <table:table-cell office:value-type="string" calcext:value-type="string">
            <text:p>Z_f_s_8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667" calcext:value-type="percentage">
            <text:p>16,67%</text:p>
          </table:table-cell>
          <table:table-cell office:value-type="string" calcext:value-type="string">
            <text:p>Z_f_s_9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Z_f_s_10</text:p>
          </table:table-cell>
          <table:table-cell office:value-type="percentage" office:value="0.0533" calcext:value-type="percentage">
            <text:p>5,33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2029" calcext:value-type="percentage">
            <text:p>12,03%</text:p>
          </table:table-cell>
          <table:table-cell table:style-name="ce23"/>
          <table:table-cell table:style-name="ce25" table:formula="of:=AVERAGE([.D30:.D39])" office:value-type="percentage" office:value="0.06489" calcext:value-type="percentage">
            <text:p>6,49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897" calcext:value-type="percentage">
            <text:p>38,97%</text:p>
          </table:table-cell>
          <table:table-cell office:value-type="string" calcext:value-type="string">
            <text:p>Heart1</text:p>
          </table:table-cell>
          <table:table-cell office:value-type="percentage" office:value="0.1852" calcext:value-type="percentage">
            <text:p>18,52%</text:p>
          </table:table-cell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30" office:value-type="float" office:value="720.91" calcext:value-type="float">
            <text:p>720,9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341" calcext:value-type="percentage">
            <text:p>34,10%</text:p>
          </table:table-cell>
          <table:table-cell office:value-type="string" calcext:value-type="string">
            <text:p>Heart2</text:p>
          </table:table-cell>
          <table:table-cell office:value-type="percentage" office:value="0.0988" calcext:value-type="percentage">
            <text:p>9,88%</text:p>
          </table:table-cell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30" office:value-type="float" office:value="1227.3" calcext:value-type="float">
            <text:p>1227,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641" calcext:value-type="percentage">
            <text:p>26,41%</text:p>
          </table:table-cell>
          <table:table-cell office:value-type="string" calcext:value-type="string">
            <text:p>Heart3</text:p>
          </table:table-cell>
          <table:table-cell office:value-type="percentage" office:value="0.121" calcext:value-type="percentage">
            <text:p>12,10%</text:p>
          </table:table-cell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30" office:value-type="float" office:value="945.16" calcext:value-type="float">
            <text:p>945,1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2923" calcext:value-type="percentage">
            <text:p>29,23%</text:p>
          </table:table-cell>
          <table:table-cell office:value-type="string" calcext:value-type="string">
            <text:p>Heart4</text:p>
          </table:table-cell>
          <table:table-cell office:value-type="percentage" office:value="0.1272" calcext:value-type="percentage">
            <text:p>12,72%</text:p>
          </table:table-cell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30" office:value-type="float" office:value="1047.02" calcext:value-type="float">
            <text:p>1047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4308" calcext:value-type="percentage">
            <text:p>43,08%</text:p>
          </table:table-cell>
          <table:table-cell office:value-type="string" calcext:value-type="string">
            <text:p>Heart5</text:p>
          </table:table-cell>
          <table:table-cell office:value-type="percentage" office:value="0.153" calcext:value-type="percentage">
            <text:p>15,30%</text:p>
          </table:table-cell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378.44" calcext:value-type="float">
            <text:p>1378,4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333" calcext:value-type="percentage">
            <text:p>43,33%</text:p>
          </table:table-cell>
          <table:table-cell office:value-type="string" calcext:value-type="string">
            <text:p>Heart6</text:p>
          </table:table-cell>
          <table:table-cell office:value-type="percentage" office:value="0.2025" calcext:value-type="percentage">
            <text:p>20,25%</text:p>
          </table:table-cell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1177.33" calcext:value-type="float">
            <text:p>1177,3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.1923" calcext:value-type="percentage">
            <text:p>19,23%</text:p>
          </table:table-cell>
          <table:table-cell office:value-type="string" calcext:value-type="string">
            <text:p>Heart7</text:p>
          </table:table-cell>
          <table:table-cell office:value-type="percentage" office:value="0.2716" calcext:value-type="percentage">
            <text:p>27,16%</text:p>
          </table:table-cell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714.89" calcext:value-type="float">
            <text:p>714,8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441" calcext:value-type="percentage">
            <text:p>44,10%</text:p>
          </table:table-cell>
          <table:table-cell office:value-type="string" calcext:value-type="string">
            <text:p>Heart8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1581.13" calcext:value-type="float">
            <text:p>1581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2103" calcext:value-type="percentage">
            <text:p>21,03%</text:p>
          </table:table-cell>
          <table:table-cell office:value-type="string" calcext:value-type="string">
            <text:p>Heart9</text:p>
          </table:table-cell>
          <table:table-cell office:value-type="percentage" office:value="0.1765" calcext:value-type="percentage">
            <text:p>17,65%</text:p>
          </table:table-cell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2051.02" calcext:value-type="float">
            <text:p>2051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5308" calcext:value-type="percentage">
            <text:p>53,08%</text:p>
          </table:table-cell>
          <table:table-cell office:value-type="string" calcext:value-type="string">
            <text:p>Heart10</text:p>
          </table:table-cell>
          <table:table-cell office:value-type="percentage" office:value="0.2222" calcext:value-type="percentage">
            <text:p>22,22%</text:p>
          </table:table-cell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759.06" calcext:value-type="float">
            <text:p>759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17592" calcext:value-type="percentage">
            <text:p>17,59%</text:p>
          </table:table-cell>
          <table:table-cell table:style-name="ce23"/>
          <table:table-cell table:style-name="ce28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float" office:value="1160.226" calcext:value-type="float">
            <text:p>1160,226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.0462" calcext:value-type="percentage">
            <text:p>4,62%</text:p>
          </table:table-cell>
          <table:table-cell office:value-type="string" calcext:value-type="string">
            <text:p>zonf_s_1</text:p>
          </table:table-cell>
          <table:table-cell table:style-name="ce24" office:value-type="percentage" office:value="0.0213" calcext:value-type="percentage">
            <text:p>2,13%</text:p>
          </table:table-cell>
          <table:table-cell office:value-type="string" calcext:value-type="string">
            <text:p>Airfoil_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.0968" calcext:value-type="percentage">
            <text:p>9,68%</text:p>
          </table:table-cell>
          <table:table-cell office:value-type="string" calcext:value-type="string">
            <text:p>zonf_s_2</text:p>
          </table:table-cell>
          <table:table-cell table:style-name="ce24" office:value-type="percentage" office:value="0.0267" calcext:value-type="percentage">
            <text:p>2,67%</text:p>
          </table:table-cell>
          <table:table-cell office:value-type="string" calcext:value-type="string">
            <text:p>Airfoil_2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.0973" calcext:value-type="percentage">
            <text:p>9,73%</text:p>
          </table:table-cell>
          <table:table-cell office:value-type="string" calcext:value-type="string">
            <text:p>zonf_s_3</text:p>
          </table:table-cell>
          <table:table-cell table:style-name="ce24" office:value-type="percentage" office:value="0.0207" calcext:value-type="percentage">
            <text:p>2,0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817" calcext:value-type="percentage">
            <text:p>8,17%</text:p>
          </table:table-cell>
          <table:table-cell office:value-type="string" calcext:value-type="string">
            <text:p>zonf_s_4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.0645" calcext:value-type="percentage">
            <text:p>6,45%</text:p>
          </table:table-cell>
          <table:table-cell office:value-type="string" calcext:value-type="string">
            <text:p>zonf_s_5</text:p>
          </table:table-cell>
          <table:table-cell table:style-name="ce24" office:value-type="percentage" office:value="0.0027" calcext:value-type="percentage">
            <text:p>0,2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.0382" calcext:value-type="percentage">
            <text:p>3,82%</text:p>
          </table:table-cell>
          <table:table-cell office:value-type="string" calcext:value-type="string">
            <text:p>zonf_s_6</text:p>
          </table:table-cell>
          <table:table-cell table:style-name="ce24" office:value-type="percentage" office:value="0.0013" calcext:value-type="percentage">
            <text:p>0,1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1156" calcext:value-type="percentage">
            <text:p>11,56%</text:p>
          </table:table-cell>
          <table:table-cell office:value-type="string" calcext:value-type="string">
            <text:p>zonf_s_7</text:p>
          </table:table-cell>
          <table:table-cell table:style-name="ce24" office:value-type="percentage" office:value="0.0013" calcext:value-type="percentage">
            <text:p>0,13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516" calcext:value-type="percentage">
            <text:p>5,16%</text:p>
          </table:table-cell>
          <table:table-cell office:value-type="string" calcext:value-type="string">
            <text:p>zonf_s_8</text:p>
          </table:table-cell>
          <table:table-cell table:style-name="ce24" office:value-type="percentage" office:value="0.032" calcext:value-type="percentage">
            <text:p>3,2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.0984" calcext:value-type="percentage">
            <text:p>9,84%</text:p>
          </table:table-cell>
          <table:table-cell office:value-type="string" calcext:value-type="string">
            <text:p>zonf_s_9</text:p>
          </table:table-cell>
          <table:table-cell table:style-name="ce24" office:value-type="percentage" office:value="0.0433" calcext:value-type="percentage">
            <text:p>4,33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833" calcext:value-type="percentage">
            <text:p>8,33%</text:p>
          </table:table-cell>
          <table:table-cell office:value-type="string" calcext:value-type="string">
            <text:p>zonf_s_10</text:p>
          </table:table-cell>
          <table:table-cell table:style-name="ce24" office:value-type="percentage" office:value="0.0287" calcext:value-type="percentage">
            <text:p>2,8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7736" calcext:value-type="percentage">
            <text:p>7,74%</text:p>
          </table:table-cell>
          <table:table-cell table:style-name="ce23"/>
          <table:table-cell table:style-name="ce25" table:formula="of:=AVERAGE([.D59:.D68])" office:value-type="percentage" office:value="0.0198" calcext:value-type="percentage">
            <text:p>1,98%</text:p>
          </table:table-cell>
          <table:table-cell table:style-name="ce25"/>
          <table:table-cell table:style-name="ce28" table:formula="of:=AVERAGE([.F59:.F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228" calcext:value-type="percentage">
            <text:p>22,28%</text:p>
          </table:table-cell>
          <table:table-cell office:value-type="string" calcext:value-type="string">
            <text:p>Popfailures_1</text:p>
          </table:table-cell>
          <table:table-cell table:style-name="ce24" office:value-type="percentage" office:value="0.0741" calcext:value-type="percentage">
            <text:p>7,41%</text:p>
          </table:table-cell>
          <table:table-cell office:value-type="string" calcext:value-type="string">
            <text:p>FA_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1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719" calcext:value-type="percentage">
            <text:p>27,19%</text:p>
          </table:table-cell>
          <table:table-cell office:value-type="string" calcext:value-type="string">
            <text:p>Popfailures_2</text:p>
          </table:table-cell>
          <table:table-cell table:style-name="ce24" office:value-type="percentage" office:value="0.0562" calcext:value-type="percentage">
            <text:p>5,62%</text:p>
          </table:table-cell>
          <table:table-cell office:value-type="string" calcext:value-type="string">
            <text:p>FA_2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2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4" calcext:value-type="percentage">
            <text:p>26,40%</text:p>
          </table:table-cell>
          <table:table-cell office:value-type="string" calcext:value-type="string">
            <text:p>Popfailures_3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FA_3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PY_3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022" calcext:value-type="percentage">
            <text:p>20,22%</text:p>
          </table:table-cell>
          <table:table-cell office:value-type="string" calcext:value-type="string">
            <text:p>Popfailures_4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FA_4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PY_4</text:p>
          </table:table-cell>
          <table:table-cell office:value-type="float" office:value="0.02" calcext:value-type="float">
            <text:p>0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539" calcext:value-type="percentage">
            <text:p>15,39%</text:p>
          </table:table-cell>
          <table:table-cell office:value-type="string" calcext:value-type="string">
            <text:p>Popfailures_5</text:p>
          </table:table-cell>
          <table:table-cell table:style-name="ce24" office:value-type="percentage" office:value="0.0481" calcext:value-type="percentage">
            <text:p>4,81%</text:p>
          </table:table-cell>
          <table:table-cell office:value-type="string" calcext:value-type="string">
            <text:p>FA_5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PY_5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42" calcext:value-type="percentage">
            <text:p>23,42%</text:p>
          </table:table-cell>
          <table:table-cell office:value-type="string" calcext:value-type="string">
            <text:p>Popfailures_6</text:p>
          </table:table-cell>
          <table:table-cell table:style-name="ce24" office:value-type="percentage" office:value="0.0741" calcext:value-type="percentage">
            <text:p>7,41%</text:p>
          </table:table-cell>
          <table:table-cell office:value-type="string" calcext:value-type="string">
            <text:p>FA_6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PY_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224" calcext:value-type="percentage">
            <text:p>22,24%</text:p>
          </table:table-cell>
          <table:table-cell office:value-type="string" calcext:value-type="string">
            <text:p>Popfailures_7</text:p>
          </table:table-cell>
          <table:table-cell table:style-name="ce24" office:value-type="percentage" office:value="0.0698" calcext:value-type="percentage">
            <text:p>6,98%</text:p>
          </table:table-cell>
          <table:table-cell office:value-type="string" calcext:value-type="string">
            <text:p>FA_7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PY_7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105" calcext:value-type="percentage">
            <text:p>31,05%</text:p>
          </table:table-cell>
          <table:table-cell office:value-type="string" calcext:value-type="string">
            <text:p>Popfailures_8</text:p>
          </table:table-cell>
          <table:table-cell table:style-name="ce24" office:value-type="percentage" office:value="0.0926" calcext:value-type="percentage">
            <text:p>9,26%</text:p>
          </table:table-cell>
          <table:table-cell office:value-type="string" calcext:value-type="string">
            <text:p>FA_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8</text:p>
          </table:table-cell>
          <table:table-cell office:value-type="float" office:value="0.021" calcext:value-type="float">
            <text:p>0,0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93" calcext:value-type="percentage">
            <text:p>26,93%</text:p>
          </table:table-cell>
          <table:table-cell office:value-type="string" calcext:value-type="string">
            <text:p>Popfailures_9</text:p>
          </table:table-cell>
          <table:table-cell table:style-name="ce24" office:value-type="percentage" office:value="0.034" calcext:value-type="percentage">
            <text:p>3,40%</text:p>
          </table:table-cell>
          <table:table-cell office:value-type="string" calcext:value-type="string">
            <text:p>FA_9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PY_9</text:p>
          </table:table-cell>
          <table:table-cell office:value-type="float" office:value="0.03" calcext:value-type="float">
            <text:p>0,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987" calcext:value-type="percentage">
            <text:p>29,87%</text:p>
          </table:table-cell>
          <table:table-cell office:value-type="string" calcext:value-type="string">
            <text:p>Popfailures_10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10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Y_10</text:p>
          </table:table-cell>
          <table:table-cell office:value-type="float" office:value="0.16" calcext:value-type="float">
            <text:p>0,1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4499" calcext:value-type="percentage">
            <text:p>24,50%</text:p>
          </table:table-cell>
          <table:table-cell table:style-name="ce23"/>
          <table:table-cell table:style-name="ce25" table:formula="of:=AVERAGE([.D73:.D82])" office:value-type="percentage" office:value="0.05229" calcext:value-type="percentage">
            <text:p>5,23%</text:p>
          </table:table-cell>
          <table:table-cell table:style-name="ce23"/>
          <table:table-cell table:style-name="ce28" table:formula="of:=AVERAGE([.F73:.F82])" office:value-type="float" office:value="0.634" calcext:value-type="float">
            <text:p>0,634</text:p>
          </table:table-cell>
          <table:table-cell table:style-name="ce23"/>
          <table:table-cell table:style-name="ce28" table:formula="of:=AVERAGE([.H73:.H82])" office:value-type="float" office:value="0.0771" calcext:value-type="float">
            <text:p>0,0771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6827" calcext:value-type="percentage">
            <text:p>68,27%</text:p>
          </table:table-cell>
          <table:table-cell office:value-type="string" calcext:value-type="string">
            <text:p>Regions2_1</text:p>
          </table:table-cell>
          <table:table-cell table:style-name="ce24" office:value-type="percentage" office:value="0.2704" calcext:value-type="percentage">
            <text:p>27,04%</text:p>
          </table:table-cell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1171" calcext:value-type="percentage">
            <text:p>11,7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5867" calcext:value-type="percentage">
            <text:p>58,67%</text:p>
          </table:table-cell>
          <table:table-cell office:value-type="string" calcext:value-type="string">
            <text:p>Regions2_2</text:p>
          </table:table-cell>
          <table:table-cell table:style-name="ce24" office:value-type="percentage" office:value="0.2661" calcext:value-type="percentage">
            <text:p>26,61%</text:p>
          </table:table-cell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261" calcext:value-type="percentage">
            <text:p>2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5127" calcext:value-type="percentage">
            <text:p>51,27%</text:p>
          </table:table-cell>
          <table:table-cell office:value-type="string" calcext:value-type="string">
            <text:p>Regions2_3</text:p>
          </table:table-cell>
          <table:table-cell table:style-name="ce24" office:value-type="percentage" office:value="0.2618" calcext:value-type="percentage">
            <text:p>26,18%</text:p>
          </table:table-cell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 office:value-type="percentage" office:value="0.219" calcext:value-type="percentage">
            <text:p>21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5733" calcext:value-type="percentage">
            <text:p>57,33%</text:p>
          </table:table-cell>
          <table:table-cell office:value-type="string" calcext:value-type="string">
            <text:p>Regions2_4</text:p>
          </table:table-cell>
          <table:table-cell table:style-name="ce24" office:value-type="percentage" office:value="0.2946" calcext:value-type="percentage">
            <text:p>29,46%</text:p>
          </table:table-cell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6067" calcext:value-type="percentage">
            <text:p>60,67%</text:p>
          </table:table-cell>
          <table:table-cell office:value-type="string" calcext:value-type="string">
            <text:p>Regions2_5</text:p>
          </table:table-cell>
          <table:table-cell table:style-name="ce24" office:value-type="percentage" office:value="0.2919" calcext:value-type="percentage">
            <text:p>29,19%</text:p>
          </table:table-cell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672" calcext:value-type="percentage">
            <text:p>67,20%</text:p>
          </table:table-cell>
          <table:table-cell office:value-type="string" calcext:value-type="string">
            <text:p>Regions2_6</text:p>
          </table:table-cell>
          <table:table-cell table:style-name="ce24" office:value-type="percentage" office:value="0.3382" calcext:value-type="percentage">
            <text:p>33,82%</text:p>
          </table:table-cell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5453" calcext:value-type="percentage">
            <text:p>54,53%</text:p>
          </table:table-cell>
          <table:table-cell office:value-type="string" calcext:value-type="string">
            <text:p>Regions2_7</text:p>
          </table:table-cell>
          <table:table-cell table:style-name="ce24" office:value-type="percentage" office:value="0.25" calcext:value-type="percentage">
            <text:p>25,00%</text:p>
          </table:table-cell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342" calcext:value-type="percentage">
            <text:p>34,20%</text:p>
          </table:table-cell>
          <table:table-cell office:value-type="string" calcext:value-type="string">
            <text:p>Regions2_8</text:p>
          </table:table-cell>
          <table:table-cell table:style-name="ce24" office:value-type="percentage" office:value="0.3376" calcext:value-type="percentage">
            <text:p>33,76%</text:p>
          </table:table-cell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5793" calcext:value-type="percentage">
            <text:p>57,93%</text:p>
          </table:table-cell>
          <table:table-cell office:value-type="string" calcext:value-type="string">
            <text:p>Regions2_9</text:p>
          </table:table-cell>
          <table:table-cell table:style-name="ce24" office:value-type="percentage" office:value="0.2484" calcext:value-type="percentage">
            <text:p>24,84%</text:p>
          </table:table-cell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56" calcext:value-type="percentage">
            <text:p>56,00%</text:p>
          </table:table-cell>
          <table:table-cell office:value-type="string" calcext:value-type="string">
            <text:p>Regions2_10</text:p>
          </table:table-cell>
          <table:table-cell table:style-name="ce24" office:value-type="percentage" office:value="0.3204" calcext:value-type="percentage">
            <text:p>32,04%</text:p>
          </table:table-cell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56607" calcext:value-type="percentage">
            <text:p>56,61%</text:p>
          </table:table-cell>
          <table:table-cell table:style-name="ce23"/>
          <table:table-cell table:style-name="ce25" table:formula="of:=AVERAGE([.D86:.D95])" office:value-type="percentage" office:value="0.28794" calcext:value-type="percentage">
            <text:p>28,79%</text:p>
          </table:table-cell>
          <table:table-cell table:style-name="ce23"/>
          <table:table-cell table:style-name="ce28" table:formula="of:=AVERAGE([.F86:.F95])" office:value-type="string" office:string-value="" calcext:value-type="error">
            <text:p>#DIV/0!</text:p>
          </table:table-cell>
          <table:table-cell table:style-name="ce28"/>
          <table:table-cell table:style-name="ce25" table:formula="of:=AVERAGE([.H86:.H95])" office:value-type="percentage" office:value="0.199033333333333" calcext:value-type="percentage">
            <text:p>19,90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772" calcext:value-type="percentage">
            <text:p>17,72%</text:p>
          </table:table-cell>
          <table:table-cell office:value-type="string" calcext:value-type="string">
            <text:p>Wdbc_1</text:p>
          </table:table-cell>
          <table:table-cell table:style-name="ce24" office:value-type="percentage" office:value="0.0893" calcext:value-type="percentage">
            <text:p>8,93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953" calcext:value-type="percentage">
            <text:p>9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5" calcext:value-type="percentage">
            <text:p>2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965" calcext:value-type="percentage">
            <text:p>19,65%</text:p>
          </table:table-cell>
          <table:table-cell office:value-type="string" calcext:value-type="string">
            <text:p>Wdbc_2</text:p>
          </table:table-cell>
          <table:table-cell table:style-name="ce24"/>
          <table:table-cell office:value-type="string" calcext:value-type="string">
            <text:p>zo_nf_s_2</text:p>
          </table:table-cell>
          <table:table-cell table:style-name="ce24"/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561" calcext:value-type="percentage">
            <text:p>25,61%</text:p>
          </table:table-cell>
          <table:table-cell office:value-type="string" calcext:value-type="string">
            <text:p>Wdbc_3</text:p>
          </table:table-cell>
          <table:table-cell table:style-name="ce24"/>
          <table:table-cell office:value-type="string" calcext:value-type="string">
            <text:p>zo_nf_s_3</text:p>
          </table:table-cell>
          <table:table-cell table:style-name="ce24"/>
          <table:table-cell office:value-type="string" calcext:value-type="string">
            <text:p>Fert_3</text:p>
          </table:table-cell>
          <table:table-cell table:style-name="ce24" office:value-type="percentage" office:value="0.2867" calcext:value-type="percentage">
            <text:p>2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Wdbc_4</text:p>
          </table:table-cell>
          <table:table-cell table:style-name="ce24"/>
          <table:table-cell office:value-type="string" calcext:value-type="string">
            <text:p>zo_nf_s_4</text:p>
          </table:table-cell>
          <table:table-cell table:style-name="ce24"/>
          <table:table-cell office:value-type="string" calcext:value-type="string">
            <text:p>Fert_4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Wdbc_5</text:p>
          </table:table-cell>
          <table:table-cell table:style-name="ce24"/>
          <table:table-cell office:value-type="string" calcext:value-type="string">
            <text:p>zo_nf_s_5</text:p>
          </table:table-cell>
          <table:table-cell table:style-name="ce24"/>
          <table:table-cell office:value-type="string" calcext:value-type="string">
            <text:p>Fert_5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Wdbc_6</text:p>
          </table:table-cell>
          <table:table-cell table:style-name="ce24"/>
          <table:table-cell office:value-type="string" calcext:value-type="string">
            <text:p>zo_nf_s_6</text:p>
          </table:table-cell>
          <table:table-cell table:style-name="ce24"/>
          <table:table-cell office:value-type="string" calcext:value-type="string">
            <text:p>Fert_6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Wdbc_7</text:p>
          </table:table-cell>
          <table:table-cell table:style-name="ce24"/>
          <table:table-cell office:value-type="string" calcext:value-type="string">
            <text:p>zo_nf_s_7</text:p>
          </table:table-cell>
          <table:table-cell table:style-name="ce24"/>
          <table:table-cell office:value-type="string" calcext:value-type="string">
            <text:p>Fert_7</text:p>
          </table:table-cell>
          <table:table-cell table:style-name="ce24" office:value-type="percentage" office:value="0.17" calcext:value-type="percentage">
            <text:p>1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Wdbc_8</text:p>
          </table:table-cell>
          <table:table-cell table:style-name="ce24"/>
          <table:table-cell office:value-type="string" calcext:value-type="string">
            <text:p>zo_nf_s_8</text:p>
          </table:table-cell>
          <table:table-cell table:style-name="ce24"/>
          <table:table-cell office:value-type="string" calcext:value-type="string">
            <text:p>Fert_8</text:p>
          </table:table-cell>
          <table:table-cell table:style-name="ce24" office:value-type="percentage" office:value="0.1133" calcext:value-type="percentage">
            <text:p>11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Wdbc_9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Wdbc_10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867" calcext:value-type="percentage">
            <text:p>28,6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209933333333333" calcext:value-type="percentage">
            <text:p>20,99%</text:p>
          </table:table-cell>
          <table:table-cell table:style-name="ce23"/>
          <table:table-cell table:style-name="ce25" table:formula="of:=AVERAGE([.D99:.D108])" office:value-type="percentage" office:value="0.0893" calcext:value-type="percentage">
            <text:p>8,93%</text:p>
          </table:table-cell>
          <table:table-cell table:style-name="ce23"/>
          <table:table-cell table:style-name="ce25" table:formula="of:=AVERAGE([.F99:.F108])" office:value-type="percentage" office:value="0.0953" calcext:value-type="percentage">
            <text:p>9,53%</text:p>
          </table:table-cell>
          <table:table-cell table:style-name="ce23"/>
          <table:table-cell table:style-name="ce25" table:formula="of:=AVERAGE([.H99:.H108])" office:value-type="percentage" office:value="0.18" calcext:value-type="percentage">
            <text:p>18,00%</text:p>
          </table:table-cell>
          <table:table-cell table:number-columns-repeated="43"/>
        </table:table-row>
      </table:table>
      <table:table table:name="original" table:style-name="ta1">
        <table:table-column table:style-name="co1" table:default-cell-style-name="Default"/>
        <table:table-column table:style-name="co3" table:number-columns-repeated="2" table:default-cell-style-name="ce26"/>
        <table:table-column table:style-name="co3" table:default-cell-style-name="Default"/>
        <table:table-column table:style-name="co2" table:number-columns-repeated="2" table:default-cell-style-name="ce24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BF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4059" calcext:value-type="percentage">
            <text:p>40,59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26" office:value-type="percentage" office:value="0.3778" calcext:value-type="percentage">
            <text:p>37,78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office:value-type="percentage" office:value="0.2922" calcext:value-type="percentage">
            <text:p>29,2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26" office:value-type="percentage" office:value="0.7683" calcext:value-type="percentage">
            <text:p>76,83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office:value-type="float" office:value="0.017" calcext:value-type="float">
            <text:p>0,01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office:value-type="percentage" office:value="0.4627" calcext:value-type="percentage">
            <text:p>46,27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26" office:value-type="percentage" office:value="0.6206" calcext:value-type="percentage">
            <text:p>62,06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office:value-type="float" office:value="0.05" calcext:value-type="float">
            <text:p>0,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3843" calcext:value-type="percentage">
            <text:p>38,43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26" office:value-type="percentage" office:value="0.5619" calcext:value-type="percentage">
            <text:p>56,1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office:value-type="float" office:value="0.01" calcext:value-type="float">
            <text:p>0,0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office:value-type="percentage" office:value="0.3784" calcext:value-type="percentage">
            <text:p>37,8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26" office:value-type="percentage" office:value="0.5476" calcext:value-type="percentage">
            <text:p>54,76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table:style-name="ce30" office:value-type="float" office:value="0.31" calcext:value-type="float">
            <text:p>0,3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office:value-type="float" office:value="0.0043" calcext:value-type="float">
            <text:p>0,004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2941" calcext:value-type="percentage">
            <text:p>29,41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26" office:value-type="percentage" office:value="0.5159" calcext:value-type="percentage">
            <text:p>51,59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office:value-type="float" office:value="0.0249" calcext:value-type="float">
            <text:p>0,024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627" calcext:value-type="percentage">
            <text:p>16,27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26" office:value-type="percentage" office:value="0.3984" calcext:value-type="percentage">
            <text:p>39,8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0.1" calcext:value-type="float">
            <text:p>0,1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office:value-type="float" office:value="0.2" calcext:value-type="float">
            <text:p>0,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1765" calcext:value-type="percentage">
            <text:p>17,65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26"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office:value-type="float" office:value="0.0066" calcext:value-type="float">
            <text:p>0,006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2137" calcext:value-type="percentage">
            <text:p>21,3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26" office:value-type="percentage" office:value="0.3222" calcext:value-type="percentage">
            <text:p>32,22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office:value-type="float" office:value="0.0246" calcext:value-type="float">
            <text:p>0,024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office:value-type="percentage" office:value="0.3706" calcext:value-type="percentage">
            <text:p>37,06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26" office:value-type="percentage" office:value="0.5444" calcext:value-type="percentage">
            <text:p>54,4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table:style-name="ce30" office:value-type="float" office:value="0.07" calcext:value-type="float">
            <text:p>0,07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office:value-type="float" office:value="0.1431" calcext:value-type="float">
            <text:p>0,1431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5" table:formula="of:=AVERAGE([.C2:.C11])" office:value-type="percentage" office:value="0.31411" calcext:value-type="percentage">
            <text:p>31,41%</text:p>
          </table:table-cell>
          <table:table-cell table:style-name="ce23"/>
          <table:table-cell table:style-name="ce25" table:formula="of:=AVERAGE([.E2:.E11])" office:value-type="percentage" office:value="0.56555" calcext:value-type="percentage">
            <text:p>56,56%</text:p>
          </table:table-cell>
          <table:table-cell table:style-name="ce25" table:formula="of:=AVERAGE([.F2:.F11])" office:value-type="percentage" office:value="0.50158" calcext:value-type="percentage">
            <text:p>50,16%</text:p>
          </table:table-cell>
          <table:table-cell table:style-name="ce23"/>
          <table:table-cell table:style-name="ce28" table:formula="of:=AVERAGE([.H2:.H11])" office:value-type="float" office:value="1.879" calcext:value-type="float">
            <text:p>1,879</text:p>
          </table:table-cell>
          <table:table-cell table:style-name="ce28" table:formula="of:=AVERAGE([.I2:.I11])" office:value-type="float" office:value="0.165" calcext:value-type="float">
            <text:p>0,165</text:p>
          </table:table-cell>
          <table:table-cell table:style-name="ce23"/>
          <table:table-cell table:style-name="ce32" table:formula="of:=AVERAGE([.K2:.K11])" office:value-type="float" office:value="3.3358" calcext:value-type="float">
            <text:p>3,34E+00</text:p>
          </table:table-cell>
          <table:table-cell table:style-name="ce32" table:formula="of:=AVERAGE([.L2:.L11])" office:value-type="float" office:value="0.05005" calcext:value-type="float">
            <text:p>5,01E-02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table:style-name="ce24" office:value-type="percentage" office:value="0.5065" calcext:value-type="percentage">
            <text:p>50,65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table:style-name="ce26" office:value-type="percentage" office:value="0.2961" calcext:value-type="percentage">
            <text:p>29,61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4.17" calcext:value-type="float">
            <text:p>4,17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office:value-type="float" office:value="16.62" calcext:value-type="float">
            <text:p>16,6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table:style-name="ce24" office:value-type="percentage" office:value="0.4638" calcext:value-type="percentage">
            <text:p>46,3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table:style-name="ce26" office:value-type="percentage" office:value="0.2431" calcext:value-type="percentage">
            <text:p>24,31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table:style-name="ce30" office:value-type="float" office:value="1.97" calcext:value-type="float">
            <text:p>1,97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office:value-type="float" office:value="9" calcext:value-type="float">
            <text:p>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table:style-name="ce24" office:value-type="percentage" office:value="0.39" calcext:value-type="percentage">
            <text:p>39,0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4.78" calcext:value-type="float">
            <text:p>4,7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6.81" calcext:value-type="float">
            <text:p>6,8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342" calcext:value-type="percentage">
            <text:p>43,4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table:style-name="ce26" office:value-type="percentage" office:value="0.4294" calcext:value-type="percentage">
            <text:p>42,94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4.63" calcext:value-type="float">
            <text:p>4,63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office:value-type="float" office:value="43.78" calcext:value-type="float">
            <text:p>43,7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table:style-name="ce24" office:value-type="percentage" office:value="0.4897" calcext:value-type="percentage">
            <text:p>48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table:style-name="ce26" office:value-type="percentage" office:value="0.3206" calcext:value-type="percentage">
            <text:p>32,06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table:style-name="ce30" office:value-type="float" office:value="3.05" calcext:value-type="float">
            <text:p>3,05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office:value-type="float" office:value="41.84" calcext:value-type="float">
            <text:p>41,8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table:style-name="ce24" office:value-type="percentage" office:value="0.4383" calcext:value-type="percentage">
            <text:p>43,83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table:style-name="ce26" office:value-type="percentage" office:value="0.2539" calcext:value-type="percentage">
            <text:p>25,39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90.83" calcext:value-type="float">
            <text:p>90,83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office:value-type="float" office:value="16.76" calcext:value-type="float">
            <text:p>16,7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table:style-name="ce24" office:value-type="percentage" office:value="0.4018" calcext:value-type="percentage">
            <text:p>40,18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table:style-name="ce26" office:value-type="percentage" office:value="0.3265" calcext:value-type="percentage">
            <text:p>32,65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table:style-name="ce30" office:value-type="float" office:value="1.93" calcext:value-type="float">
            <text:p>1,93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office:value-type="float" office:value="85.1" calcext:value-type="float">
            <text:p>85,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table:style-name="ce24" office:value-type="percentage" office:value="0.4088" calcext:value-type="percentage">
            <text:p>40,88%</text:p>
          </table:table-cell>
          <table:table-cell office:value-type="string" calcext:value-type="string">
            <text:p>Liver_8</text:p>
          </table:table-cell>
          <table:table-cell table:number-columns-repeated="2"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table:style-name="ce30" office:value-type="float" office:value="1.98" calcext:value-type="float">
            <text:p>1,98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office:value-type="float" office:value="61.91" calcext:value-type="float">
            <text:p>61,9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table:style-name="ce24" office:value-type="percentage" office:value="0.465" calcext:value-type="percentage">
            <text:p>46,5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table:style-name="ce26" office:value-type="percentage" office:value="0.401" calcext:value-type="percentage">
            <text:p>40,10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table:style-name="ce30" office:value-type="float" office:value="0.92" calcext:value-type="float">
            <text:p>0,92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office:value-type="float" office:value="10.92" calcext:value-type="float">
            <text:p>10,9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table:style-name="ce24" office:value-type="percentage" office:value="0.4863" calcext:value-type="percentage">
            <text:p>48,63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table:style-name="ce26" office:value-type="percentage" office:value="0.2294" calcext:value-type="percentage">
            <text:p>22,94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67" calcext:value-type="float">
            <text:p>0,67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office:value-type="float" office:value="46.06" calcext:value-type="float">
            <text:p>46,06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5" table:formula="of:=AVERAGE([.C16:.C25])" office:value-type="percentage" office:value="0.44844" calcext:value-type="percentage">
            <text:p>44,84%</text:p>
          </table:table-cell>
          <table:table-cell table:style-name="ce23"/>
          <table:table-cell table:style-name="ce25" table:formula="of:=AVERAGE([.E16:.E25])" office:value-type="percentage" office:value="0.31145" calcext:value-type="percentage">
            <text:p>31,15%</text:p>
          </table:table-cell>
          <table:table-cell table:style-name="ce25" table:formula="of:=AVERAGE([.F16:.F25])" office:value-type="percentage" office:value="0.30843" calcext:value-type="percentage">
            <text:p>30,84%</text:p>
          </table:table-cell>
          <table:table-cell table:style-name="ce23"/>
          <table:table-cell table:style-name="ce28" table:formula="of:=AVERAGE([.H16:.H25])" office:value-type="float" office:value="0.358" calcext:value-type="float">
            <text:p>0,358</text:p>
          </table:table-cell>
          <table:table-cell table:style-name="ce28" table:formula="of:=AVERAGE([.I16:.I25])" office:value-type="float" office:value="11.493" calcext:value-type="float">
            <text:p>11,493</text:p>
          </table:table-cell>
          <table:table-cell table:style-name="ce23"/>
          <table:table-cell table:style-name="ce28" table:formula="of:=AVERAGE([.K16:.K25])" office:value-type="float" office:value="14.489" calcext:value-type="float">
            <text:p>14,489</text:p>
          </table:table-cell>
          <table:table-cell table:style-name="ce28" table:formula="of:=AVERAGE([.L16:.L25])" office:value-type="float" office:value="33.88" calcext:value-type="float">
            <text:p>33,88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1905" calcext:value-type="percentage">
            <text:p>19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table:style-name="ce26" office:value-type="percentage" office:value="0.16" calcext:value-type="percentage">
            <text:p>16,00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781" calcext:value-type="percentage">
            <text:p>7,81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table:style-name="ce26" office:value-type="percentage" office:value="0.2311" calcext:value-type="percentage">
            <text:p>23,11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2314" calcext:value-type="percentage">
            <text:p>23,14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table:style-name="ce26" office:value-type="percentage" office:value="0.0711" calcext:value-type="percentage">
            <text:p>7,11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943" calcext:value-type="percentage">
            <text:p>19,43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table:style-name="ce26" office:value-type="percentage" office:value="0.13" calcext:value-type="percentage">
            <text:p>13,00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percentage" office:value="0.1581" calcext:value-type="percentage">
            <text:p>15,81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656" calcext:value-type="percentage">
            <text:p>6,56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2495" calcext:value-type="percentage">
            <text:p>24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table:style-name="ce26" office:value-type="percentage" office:value="0.2122" calcext:value-type="percentage">
            <text:p>21,22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float" office:value="15.81" calcext:value-type="float">
            <text:p>15,81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table:number-columns-repeated="2"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table:style-name="ce26" office:value-type="percentage" office:value="0.1322" calcext:value-type="percentage">
            <text:p>13,22%</text:p>
          </table:table-cell>
          <table:table-cell office:value-type="string" calcext:value-type="string">
            <text:p>Quake_8</text:p>
          </table:table-cell>
          <table:table-cell/>
          <table:table-cell office:value-type="float" office:value="19.64" calcext:value-type="float">
            <text:p>19,64</text:p>
          </table:table-cell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81" calcext:value-type="percentage">
            <text:p>18,10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table:style-name="ce26" office:value-type="percentage" office:value="0.0533" calcext:value-type="percentage">
            <text:p>5,33%</text:p>
          </table:table-cell>
          <table:table-cell office:value-type="string" calcext:value-type="string">
            <text:p>Quake_9</text:p>
          </table:table-cell>
          <table:table-cell/>
          <table:table-cell office:value-type="float" office:value="14.34" calcext:value-type="float">
            <text:p>14,34</text:p>
          </table:table-cell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1257" calcext:value-type="percentage">
            <text:p>12,57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table:style-name="ce26" office:value-type="percentage" office:value="0.1167" calcext:value-type="percentage">
            <text:p>11,67%</text:p>
          </table:table-cell>
          <table:table-cell office:value-type="string" calcext:value-type="string">
            <text:p>Quake_10</text:p>
          </table:table-cell>
          <table:table-cell/>
          <table:table-cell office:value-type="float" office:value="13.34" calcext:value-type="float">
            <text:p>13,34</text:p>
          </table:table-cell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5" table:formula="of:=AVERAGE([.C30:.C39])" office:value-type="percentage" office:value="0.1622" calcext:value-type="percentage">
            <text:p>16,22%</text:p>
          </table:table-cell>
          <table:table-cell table:style-name="ce23"/>
          <table:table-cell table:style-name="ce25" table:formula="of:=AVERAGE([.E30:.E39])" office:value-type="percentage" office:value="0.09421" calcext:value-type="percentage">
            <text:p>9,42%</text:p>
          </table:table-cell>
          <table:table-cell table:style-name="ce25" table:formula="of:=AVERAGE([.F30:.F39])" office:value-type="percentage" office:value="0.13155" calcext:value-type="percentage">
            <text:p>13,16%</text:p>
          </table:table-cell>
          <table:table-cell table:style-name="ce25"/>
          <table:table-cell table:style-name="ce28" table:formula="of:=AVERAGE([.H30:.H39])" office:value-type="float" office:value="15.5185714285714" calcext:value-type="float">
            <text:p>15,5185714285714</text:p>
          </table:table-cell>
          <table:table-cell table:style-name="ce28" table:formula="of:=AVERAGE([.I30:.I39])" office:value-type="float" office:value="15.357" calcext:value-type="float">
            <text:p>15,357</text:p>
          </table:table-cell>
          <table:table-cell table:style-name="ce25"/>
          <table:table-cell table:style-name="ce28" table:formula="of:=AVERAGE([.K30:.K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number-columns-repeated="2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percentage" office:value="0.6103" calcext:value-type="percentage">
            <text:p>61,03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table:style-name="ce26" office:value-type="percentage" office:value="0.4086" calcext:value-type="percentage">
            <text:p>40,86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office:value-type="float" office:value="2964.41" calcext:value-type="float">
            <text:p>2964,4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744" calcext:value-type="percentage">
            <text:p>67,44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table:style-name="ce26" office:value-type="percentage" office:value="0.1716" calcext:value-type="percentage">
            <text:p>17,16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office:value-type="float" office:value="2634.8" calcext:value-type="float">
            <text:p>2634,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6103" calcext:value-type="percentage">
            <text:p>61,03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office:value-type="float" office:value="2533.53" calcext:value-type="float">
            <text:p>2533,5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7333" calcext:value-type="percentage">
            <text:p>73,33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table:style-name="ce26" office:value-type="percentage" office:value="0.284" calcext:value-type="percentage">
            <text:p>28,40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float" office:value="3.23" calcext:value-type="float">
            <text:p>3,23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office:value-type="float" office:value="3798.65" calcext:value-type="float">
            <text:p>3798,6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percentage" office:value="0.6128" calcext:value-type="percentage">
            <text:p>61,28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table:style-name="ce26" office:value-type="percentage" office:value="0.2728" calcext:value-type="percentage">
            <text:p>27,28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float" office:value="3.18" calcext:value-type="float">
            <text:p>3,18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office:value-type="float" office:value="3492.17" calcext:value-type="float">
            <text:p>3492,1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6154" calcext:value-type="percentage">
            <text:p>61,54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table:style-name="ce26" office:value-type="percentage" office:value="0.2975" calcext:value-type="percentage">
            <text:p>29,75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office:value-type="float" office:value="3424.06" calcext:value-type="float">
            <text:p>3424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percentage" office:value="0.6051" calcext:value-type="percentage">
            <text:p>60,51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table:style-name="ce26" office:value-type="percentage" office:value="0.4012" calcext:value-type="percentage">
            <text:p>40,12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office:value-type="float" office:value="2832.21" calcext:value-type="float">
            <text:p>2832,2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6718" calcext:value-type="percentage">
            <text:p>67,18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table:style-name="ce26" office:value-type="percentage" office:value="0.3383" calcext:value-type="percentage">
            <text:p>33,83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float" office:value="2.72" calcext:value-type="float">
            <text:p>2,72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office:value-type="float" office:value="2236.59" calcext:value-type="float">
            <text:p>2236,5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percentage" office:value="0.6821" calcext:value-type="percentage">
            <text:p>68,21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table:style-name="ce26" office:value-type="percentage" office:value="0.3765" calcext:value-type="percentage">
            <text:p>37,65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office:value-type="float" office:value="2997.77" calcext:value-type="float">
            <text:p>2997,7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percentage" office:value="0.6205" calcext:value-type="percentage">
            <text:p>62,05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office:value-type="float" office:value="1926.67" calcext:value-type="float">
            <text:p>1926,67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5" table:formula="of:=AVERAGE([.C45:.C54])" office:value-type="percentage" office:value="0.6436" calcext:value-type="percentage">
            <text:p>64,36%</text:p>
          </table:table-cell>
          <table:table-cell table:style-name="ce23"/>
          <table:table-cell table:style-name="ce25" table:formula="of:=AVERAGE([.E45:.E54])" office:value-type="percentage" office:value="0.25457" calcext:value-type="percentage">
            <text:p>25,46%</text:p>
          </table:table-cell>
          <table:table-cell table:style-name="ce25" table:formula="of:=AVERAGE([.F45:.F54])" office:value-type="percentage" office:value="0.31196" calcext:value-type="percentage">
            <text:p>31,20%</text:p>
          </table:table-cell>
          <table:table-cell table:style-name="ce23"/>
          <table:table-cell table:style-name="ce28" table:formula="of:=AVERAGE([.H45:.H54])" office:value-type="float" office:value="0.302" calcext:value-type="float">
            <text:p>0,302</text:p>
          </table:table-cell>
          <table:table-cell table:style-name="ce28" table:formula="of:=AVERAGE([.I45:.I54])" office:value-type="float" office:value="2.351" calcext:value-type="float">
            <text:p>2,351</text:p>
          </table:table-cell>
          <table:table-cell table:style-name="ce23"/>
          <table:table-cell table:style-name="ce28" table:formula="of:=AVERAGE([.K45:.K54])" office:value-type="float" office:value="1502.579" calcext:value-type="float">
            <text:p>1502,579</text:p>
          </table:table-cell>
          <table:table-cell table:style-name="ce28" table:formula="of:=AVERAGE([.L45:.L54])" office:value-type="float" office:value="2884.086" calcext:value-type="float">
            <text:p>2884,086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3194" calcext:value-type="percentage">
            <text:p>31,94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percentage" office:value="0.0527" calcext:value-type="percentage">
            <text:p>5,27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3027" calcext:value-type="percentage">
            <text:p>30,27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.0447" calcext:value-type="percentage">
            <text:p>4,4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3667" calcext:value-type="percentage">
            <text:p>36,67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2" calcext:value-type="percentage">
            <text:p>5,20%</text:p>
          </table:table-cell>
          <table:table-cell office:value-type="string" calcext:value-type="string">
            <text:p>Airfoil_3</text:p>
          </table:table-cell>
          <table:table-cell table:number-columns-repeated="2"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3022" calcext:value-type="percentage">
            <text:p>30,22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4</text:p>
          </table:table-cell>
          <table:table-cell table:number-columns-repeated="2"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3667" calcext:value-type="percentage">
            <text:p>36,67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2435" calcext:value-type="percentage">
            <text:p>24,3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547" calcext:value-type="percentage">
            <text:p>5,47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percentage" office:value="0.3376" calcext:value-type="percentage">
            <text:p>33,76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2796" calcext:value-type="percentage">
            <text:p>27,96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587" calcext:value-type="percentage">
            <text:p>5,87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4156" calcext:value-type="percentage">
            <text:p>41,56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4081" calcext:value-type="percentage">
            <text:p>40,81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5" table:formula="of:=AVERAGE([.C59:.C68])" office:value-type="percentage" office:value="0.33421" calcext:value-type="percentage">
            <text:p>33,42%</text:p>
          </table:table-cell>
          <table:table-cell table:style-name="ce23"/>
          <table:table-cell table:style-name="ce25" table:formula="of:=AVERAGE([.E59:.E68])" office:value-type="percentage" office:value="0.02314" calcext:value-type="percentage">
            <text:p>2,31%</text:p>
          </table:table-cell>
          <table:table-cell table:style-name="ce25" table:formula="of:=AVERAGE([.F59:.F68])" office:value-type="percentage" office:value="0.04028" calcext:value-type="percentage">
            <text:p>4,03%</text:p>
          </table:table-cell>
          <table:table-cell table:style-name="ce25"/>
          <table:table-cell table:style-name="ce28" table:formula="of:=AVERAGE([.H59:.H68])" office:value-type="float" office:value="0.18" calcext:value-type="float">
            <text:p>0,18</text:p>
          </table:table-cell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table:style-name="ce24" office:value-type="percentage" office:value="0.2342" calcext:value-type="percentage">
            <text:p>23,42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office:value-type="float" office:value="0.44" calcext:value-type="float">
            <text:p>0,4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table:style-name="ce24" office:value-type="percentage" office:value="0.2846" calcext:value-type="percentage">
            <text:p>28,46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table:style-name="ce24" office:value-type="percentage" office:value="0.2671" calcext:value-type="percentage">
            <text:p>26,71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37" calcext:value-type="percentage">
            <text:p>3,70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table:style-name="ce24" office:value-type="percentage" office:value="0.2386" calcext:value-type="percentage">
            <text:p>23,86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185" calcext:value-type="percentage">
            <text:p>1,85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table:style-name="ce24" office:value-type="percentage" office:value="0.2096" calcext:value-type="percentage">
            <text:p>20,96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table:style-name="ce24" office:value-type="percentage" office:value="0.2566" calcext:value-type="percentage">
            <text:p>25,66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office:value-type="float" office:value="0.11" calcext:value-type="float">
            <text:p>0,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office:value-type="float" office:value="0.06" calcext:value-type="float">
            <text:p>0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table:style-name="ce24" office:value-type="percentage" office:value="0.2838" calcext:value-type="percentage">
            <text:p>28,38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table:style-name="ce24" office:value-type="percentage" office:value="0.2684" calcext:value-type="percentage">
            <text:p>26,8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table:style-name="ce24" office:value-type="percentage" office:value="0.3022" calcext:value-type="percentage">
            <text:p>30,22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5" table:formula="of:=AVERAGE([.C73:.C82])" office:value-type="percentage" office:value="0.25776" calcext:value-type="percentage">
            <text:p>25,78%</text:p>
          </table:table-cell>
          <table:table-cell table:style-name="ce23"/>
          <table:table-cell table:style-name="ce25" table:formula="of:=AVERAGE([.E73:.E82])" office:value-type="percentage" office:value="0.07661" calcext:value-type="percentage">
            <text:p>7,66%</text:p>
          </table:table-cell>
          <table:table-cell table:style-name="ce25" table:formula="of:=AVERAGE([.F73:.F82])" office:value-type="percentage" office:value="0.07038" calcext:value-type="percentage">
            <text:p>7,04%</text:p>
          </table:table-cell>
          <table:table-cell table:style-name="ce23"/>
          <table:table-cell table:style-name="ce28" table:formula="of:=AVERAGE([.H73:.H82])" office:value-type="float" office:value="0.9" calcext:value-type="float">
            <text:p>0,9</text:p>
          </table:table-cell>
          <table:table-cell table:style-name="ce28" table:formula="of:=AVERAGE([.I73:.I82])" office:value-type="float" office:value="0.366" calcext:value-type="float">
            <text:p>0,366</text:p>
          </table:table-cell>
          <table:table-cell table:style-name="ce23"/>
          <table:table-cell table:style-name="ce28" table:formula="of:=AVERAGE([.K73:.K82])" office:value-type="float" office:value="1.439" calcext:value-type="float">
            <text:p>1,439</text:p>
          </table:table-cell>
          <table:table-cell table:style-name="ce28" table:formula="of:=AVERAGE([.L73:.L82])" office:value-type="float" office:value="0.086" calcext:value-type="float">
            <text:p>0,086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table:style-name="ce24" office:value-type="percentage" office:value="0.4887" calcext:value-type="percentage">
            <text:p>48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371" calcext:value-type="percentage">
            <text:p>37,10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5629" calcext:value-type="percentage">
            <text:p>56,29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table:style-name="ce24" office:value-type="percentage" office:value="0.5267" calcext:value-type="percentage">
            <text:p>52,6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percentage" office:value="0.4323" calcext:value-type="percentage">
            <text:p>43,23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style-name="ce24" office:value-type="percentage" office:value="0.6895" calcext:value-type="percentage">
            <text:p>68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table:style-name="ce24" office:value-type="percentage" office:value="0.5467" calcext:value-type="percentage">
            <text:p>54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percentage" office:value="0.4323" calcext:value-type="percentage">
            <text:p>43,23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style-name="ce24" office:value-type="percentage" office:value="0.4968" calcext:value-type="percentage">
            <text:p>49,68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table:style-name="ce24" office:value-type="percentage" office:value="0.4927" calcext:value-type="percentage">
            <text:p>49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4194" calcext:value-type="percentage">
            <text:p>41,94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style-name="ce24" office:value-type="percentage" office:value="0.5695" calcext:value-type="percentage">
            <text:p>56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table:style-name="ce24" office:value-type="percentage" office:value="0.28" calcext:value-type="percentage">
            <text:p>28,00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percentage" office:value="0.3226" calcext:value-type="percentage">
            <text:p>32,26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style-name="ce24" office:value-type="percentage" office:value="0.6105" calcext:value-type="percentage">
            <text:p>61,0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table:style-name="ce24" office:value-type="percentage" office:value="0.558" calcext:value-type="percentage">
            <text:p>55,80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percentage" office:value="0.4032" calcext:value-type="percentage">
            <text:p>40,32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7019" calcext:value-type="percentage">
            <text:p>70,19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table:style-name="ce24" office:value-type="percentage" office:value="0.4667" calcext:value-type="percentage">
            <text:p>46,67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percentage" office:value="0.3516" calcext:value-type="percentage">
            <text:p>35,16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style-name="ce24" office:value-type="percentage" office:value="0.5426" calcext:value-type="percentage">
            <text:p>54,26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table:style-name="ce24" office:value-type="percentage" office:value="0.484" calcext:value-type="percentage">
            <text:p>48,4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percentage" office:value="0.371" calcext:value-type="percentage">
            <text:p>37,10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style-name="ce24" office:value-type="percentage" office:value="0.3404" calcext:value-type="percentage">
            <text:p>34,04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table:style-name="ce24" office:value-type="percentage" office:value="0.526" calcext:value-type="percentage">
            <text:p>52,6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percentage" office:value="0.2903" calcext:value-type="percentage">
            <text:p>29,0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style-name="ce24" office:value-type="percentage" office:value="0.5895" calcext:value-type="percentage">
            <text:p>58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table:style-name="ce24" office:value-type="percentage" office:value="0.5013" calcext:value-type="percentage">
            <text:p>50,13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percentage" office:value="0.4355" calcext:value-type="percentage">
            <text:p>43,55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style-name="ce24" office:value-type="percentage" office:value="0.6105" calcext:value-type="percentage">
            <text:p>61,05%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5" table:formula="of:=AVERAGE([.C86:.C95])" office:value-type="percentage" office:value="0.48708" calcext:value-type="percentage">
            <text:p>48,71%</text:p>
          </table:table-cell>
          <table:table-cell table:style-name="ce28"/>
          <table:table-cell table:style-name="ce25" table:formula="of:=AVERAGE([.E86:.E95])" office:value-type="percentage" office:value="0.27202" calcext:value-type="percentage">
            <text:p>27,20%</text:p>
          </table:table-cell>
          <table:table-cell table:style-name="ce25" table:formula="of:=AVERAGE([.F86:.F95])" office:value-type="percentage" office:value="0.38292" calcext:value-type="percentage">
            <text:p>38,29%</text:p>
          </table:table-cell>
          <table:table-cell table:style-name="ce28"/>
          <table:table-cell table:style-name="ce28" table:formula="of:=AVERAGE([.H86:.H95])" office:value-type="float" office:value="0.406" calcext:value-type="float">
            <text:p>0,406</text:p>
          </table:table-cell>
          <table:table-cell table:style-name="ce28" table:formula="of:=AVERAGE([.I86:.I95])" office:value-type="float" office:value="1.152" calcext:value-type="float">
            <text:p>1,152</text:p>
          </table:table-cell>
          <table:table-cell table:style-name="ce28"/>
          <table:table-cell table:style-name="ce25" table:formula="of:=AVERAGE([.K86:.K95])" office:value-type="percentage" office:value="0.1001" calcext:value-type="percentage">
            <text:p>10,01%</text:p>
          </table:table-cell>
          <table:table-cell table:style-name="ce25" table:formula="of:=AVERAGE([.L86:.L95])" office:value-type="percentage" office:value="0.57141" calcext:value-type="percentage">
            <text:p>57,14%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293" calcext:value-type="percentage">
            <text:p>29,30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762" calcext:value-type="percentage">
            <text:p>7,62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table:style-name="ce24" office:value-type="percentage" office:value="0.0973" calcext:value-type="percentage">
            <text:p>9,7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86" calcext:value-type="percentage">
            <text:p>18,60%</text:p>
          </table:table-cell>
          <table:table-cell office:value-type="string" calcext:value-type="string">
            <text:p>Wdbc_2</text:p>
          </table:table-cell>
          <table:table-cell table:number-columns-repeated="2"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table:style-name="ce24" office:value-type="percentage" office:value="0.0533" calcext:value-type="percentage">
            <text:p>5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table:style-name="ce24" office:value-type="percentage" office:value="0.2105" calcext:value-type="percentage">
            <text:p>21,05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percentage" office:value="0.0899" calcext:value-type="percentage">
            <text:p>8,9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table:style-name="ce24" office:value-type="percentage" office:value="0.114" calcext:value-type="percentage">
            <text:p>11,4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style-name="ce24" office:value-type="percentage" office:value="0.3" calcext:value-type="percentage">
            <text:p>3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 office:value-type="percentage" office:value="0.1035" calcext:value-type="percentage">
            <text:p>10,35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4" office:value-type="percentage" office:value="0.0533" calcext:value-type="percentage">
            <text:p>5,33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281" calcext:value-type="percentage">
            <text:p>22,81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18" calcext:value-type="percentage">
            <text:p>5,18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table:style-name="ce24" office:value-type="percentage" office:value="0.1632" calcext:value-type="percentage">
            <text:p>16,32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714" calcext:value-type="percentage">
            <text:p>7,14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4" office:value-type="percentage" office:value="0.148" calcext:value-type="percentage">
            <text:p>14,8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table:style-name="ce24" office:value-type="percentage" office:value="0.086" calcext:value-type="percentage">
            <text:p>8,60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1054" calcext:value-type="percentage">
            <text:p>10,54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table:style-name="ce24" office:value-type="percentage" office:value="0.1965" calcext:value-type="percentage">
            <text:p>19,65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1012" calcext:value-type="percentage">
            <text:p>10,12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table:style-name="ce24" office:value-type="percentage" office:value="0.128" calcext:value-type="percentage">
            <text:p>12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percentage" office:value="0.1083" calcext:value-type="percentage">
            <text:p>10,83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table:style-name="ce24" office:value-type="percentage" office:value="0.1298" calcext:value-type="percentage">
            <text:p>12,98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percentage" office:value="0.0536" calcext:value-type="percentage">
            <text:p>5,36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table:style-name="ce24" office:value-type="percentage" office:value="0.1133" calcext:value-type="percentage">
            <text:p>11,33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 table:formula="of:=AVERAGE([.C99:.C108])" office:value-type="percentage" office:value="0.17405" calcext:value-type="percentage">
            <text:p>17,41%</text:p>
          </table:table-cell>
          <table:table-cell table:style-name="ce25"/>
          <table:table-cell table:style-name="ce25" table:formula="of:=AVERAGE([.E99:.E108])" office:value-type="percentage" office:value="0.06317" calcext:value-type="percentage">
            <text:p>6,32%</text:p>
          </table:table-cell>
          <table:table-cell table:style-name="ce25" table:formula="of:=AVERAGE([.F99:.F108])" office:value-type="percentage" office:value="0.07268" calcext:value-type="percentage">
            <text:p>7,27%</text:p>
          </table:table-cell>
          <table:table-cell table:style-name="ce25"/>
          <table:table-cell table:style-name="ce25" table:formula="of:=AVERAGE([.H99:.H108])" office:value-type="percentage" office:value="0.08059" calcext:value-type="percentage">
            <text:p>8,06%</text:p>
          </table:table-cell>
          <table:table-cell table:style-name="ce25" table:formula="of:=AVERAGE([.I99:.I108])" office:value-type="percentage" office:value="0.09019" calcext:value-type="percentage">
            <text:p>9,02%</text:p>
          </table:table-cell>
          <table:table-cell table:style-name="ce23"/>
          <table:table-cell table:style-name="ce25" table:formula="of:=AVERAGE([.K99:.K108])" office:value-type="percentage" office:value="0.25867" calcext:value-type="percentage">
            <text:p>25,87%</text:p>
          </table:table-cell>
          <table:table-cell table:style-name="ce25" table:formula="of:=AVERAGE([.L99:.L108])" office:value-type="percentage" office:value="0.15" calcext:value-type="percentage">
            <text:p>15,00%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ce24"/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RUNS MADE WITH OPTIMUS AND RUNMLP.sh script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RbfTest" table:style-name="ta1"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2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65" calcext:value-type="percentage">
            <text:p>17,6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444" calcext:value-type="percentage">
            <text:p>44,44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6" calcext:value-type="float">
            <text:p>0,16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00036" calcext:value-type="float">
            <text:p>3,60E-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196" calcext:value-type="percentage">
            <text:p>21,96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571" calcext:value-type="percentage">
            <text:p>75,71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0000575" calcext:value-type="float">
            <text:p>5,75E-0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157" calcext:value-type="percentage">
            <text:p>21,57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254" calcext:value-type="percentage">
            <text:p>52,54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string" calcext:value-type="string">
            <text:p>BL_3</text:p>
          </table:table-cell>
          <table:table-cell table:style-name="ce31" office:value-type="float" office:value="0.0033" calcext:value-type="float">
            <text:p>3,30E-0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176" calcext:value-type="percentage">
            <text:p>1,76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4365" calcext:value-type="percentage">
            <text:p>43,65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27" calcext:value-type="float">
            <text:p>0,27</text:p>
          </table:table-cell>
          <table:table-cell table:style-name="ce30" office:value-type="string" calcext:value-type="string">
            <text:p>BL_4</text:p>
          </table:table-cell>
          <table:table-cell table:style-name="ce31" office:value-type="float" office:value="0.0018" calcext:value-type="float">
            <text:p>1,80E-0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353" calcext:value-type="percentage">
            <text:p>13,53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473" calcext:value-type="percentage">
            <text:p>47,30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32" calcext:value-type="float">
            <text:p>0,32</text:p>
          </table:table-cell>
          <table:table-cell table:style-name="ce30" office:value-type="string" calcext:value-type="string">
            <text:p>BL_5</text:p>
          </table:table-cell>
          <table:table-cell table:style-name="ce31" office:value-type="float" office:value="0.0004" calcext:value-type="float">
            <text:p>4,00E-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3841" calcext:value-type="percentage">
            <text:p>38,41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1" calcext:value-type="float">
            <text:p>0,11</text:p>
          </table:table-cell>
          <table:table-cell table:style-name="ce30" office:value-type="string" calcext:value-type="string">
            <text:p>BL_6</text:p>
          </table:table-cell>
          <table:table-cell table:style-name="ce31" office:value-type="float" office:value="0.0000596" calcext:value-type="float">
            <text:p>5,96E-0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" calcext:value-type="percentage">
            <text:p>10,00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string" calcext:value-type="string">
            <text:p>BL_7</text:p>
          </table:table-cell>
          <table:table-cell table:style-name="ce31" office:value-type="float" office:value="0.00021" calcext:value-type="float">
            <text:p>2,10E-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039" calcext:value-type="percentage">
            <text:p>10,39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762" calcext:value-type="percentage">
            <text:p>47,62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26" calcext:value-type="float">
            <text:p>0,26</text:p>
          </table:table-cell>
          <table:table-cell table:style-name="ce30" office:value-type="string" calcext:value-type="string">
            <text:p>BL_8</text:p>
          </table:table-cell>
          <table:table-cell table:style-name="ce31" office:value-type="float" office:value="0.000026" calcext:value-type="float">
            <text:p>2,60E-0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76" calcext:value-type="percentage">
            <text:p>11,7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333" calcext:value-type="percentage">
            <text:p>33,3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string" calcext:value-type="string">
            <text:p>BL_9</text:p>
          </table:table-cell>
          <table:table-cell table:style-name="ce31" office:value-type="float" office:value="0.00088" calcext:value-type="float">
            <text:p>8,80E-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176" calcext:value-type="percentage">
            <text:p>1,76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127" calcext:value-type="percentage">
            <text:p>61,27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6" calcext:value-type="float">
            <text:p>0,16</text:p>
          </table:table-cell>
          <table:table-cell table:style-name="ce30" office:value-type="string" calcext:value-type="string">
            <text:p>BL_10</text:p>
          </table:table-cell>
          <table:table-cell table:style-name="ce31" office:value-type="float" office:value="0.0000928" calcext:value-type="float">
            <text:p>9,28E-05</text:p>
          </table:table-cell>
          <table:table-cell table:number-columns-repeated="41"/>
        </table:table-row>
        <table:table-row table:style-name="ro1">
          <table:table-cell table:style-name="ce23"/>
          <table:table-cell table:style-name="ce25" table:formula="of:=AVERAGE([.B2:.B11])" office:value-type="percentage" office:value="0.11626" calcext:value-type="percentage">
            <text:p>11,63%</text:p>
          </table:table-cell>
          <table:table-cell table:style-name="ce23"/>
          <table:table-cell table:style-name="ce25" table:formula="of:=AVERAGE([.D2:.D11])" office:value-type="percentage" office:value="0.48776" calcext:value-type="percentage">
            <text:p>48,78%</text:p>
          </table:table-cell>
          <table:table-cell table:style-name="ce23"/>
          <table:table-cell table:style-name="ce28" table:formula="of:=AVERAGE([.F2:.F11])" office:value-type="float" office:value="0.229" calcext:value-type="float">
            <text:p>0,229</text:p>
          </table:table-cell>
          <table:table-cell table:style-name="ce23"/>
          <table:table-cell table:style-name="ce32" table:formula="of:=AVERAGE([.H2:.H11])" office:value-type="float" office:value="0.000713415" calcext:value-type="float">
            <text:p>7,13E-04</text:p>
          </table:table-cell>
          <table:table-cell table:style-name="ce23"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1328" calcext:value-type="percentage">
            <text:p>13,28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1275" calcext:value-type="percentage">
            <text:p>12,75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08" calcext:value-type="float">
            <text:p>0,0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1348" calcext:value-type="percentage">
            <text:p>13,4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49" calcext:value-type="percentage">
            <text:p>24,90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1" calcext:value-type="float">
            <text:p>1,1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6" calcext:value-type="float">
            <text:p>0,0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1385" calcext:value-type="percentage">
            <text:p>13,85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NT_3</text:p>
          </table:table-cell>
          <table:table-cell office:value-type="float" office:value="0.09" calcext:value-type="float">
            <text:p>0,0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1707" calcext:value-type="percentage">
            <text:p>17,07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775" calcext:value-type="percentage">
            <text:p>47,75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45" calcext:value-type="float">
            <text:p>0,45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1572" calcext:value-type="percentage">
            <text:p>15,72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2647" calcext:value-type="percentage">
            <text:p>26,47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15" calcext:value-type="float">
            <text:p>0,1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2235" calcext:value-type="percentage">
            <text:p>22,35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275" calcext:value-type="percentage">
            <text:p>22,7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19" calcext:value-type="float">
            <text:p>0,19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7" calcext:value-type="float">
            <text:p>0,0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0843" calcext:value-type="percentage">
            <text:p>8,43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235" calcext:value-type="percentage">
            <text:p>32,35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2.31" calcext:value-type="float">
            <text:p>2,31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05" calcext:value-type="float">
            <text:p>0,0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1485" calcext:value-type="percentage">
            <text:p>14,85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176" calcext:value-type="percentage">
            <text:p>21,76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1.1" calcext:value-type="float">
            <text:p>1,1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05" calcext:value-type="float">
            <text:p>0,0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1093" calcext:value-type="percentage">
            <text:p>10,93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402" calcext:value-type="percentage">
            <text:p>34,02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33" calcext:value-type="float">
            <text:p>0,33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6" calcext:value-type="float">
            <text:p>0,1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2273" calcext:value-type="percentage">
            <text:p>22,73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3059" calcext:value-type="percentage">
            <text:p>30,59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08" calcext:value-type="float">
            <text:p>0,08</text:p>
          </table:table-cell>
          <table:table-cell table:number-columns-repeated="41"/>
        </table:table-row>
        <table:table-row table:style-name="ro1">
          <table:table-cell table:style-name="ce23"/>
          <table:table-cell table:style-name="ce25" table:formula="of:=AVERAGE([.B16:.B25])" office:value-type="percentage" office:value="0.15269" calcext:value-type="percentage">
            <text:p>15,27%</text:p>
          </table:table-cell>
          <table:table-cell table:style-name="ce23"/>
          <table:table-cell table:style-name="ce25" table:formula="of:=AVERAGE([.D16:.D25])" office:value-type="percentage" office:value="0.28422" calcext:value-type="percentage">
            <text:p>28,42%</text:p>
          </table:table-cell>
          <table:table-cell table:style-name="ce23"/>
          <table:table-cell table:style-name="ce28" table:formula="of:=AVERAGE([.F16:.F25])" office:value-type="float" office:value="0.717" calcext:value-type="float">
            <text:p>0,717</text:p>
          </table:table-cell>
          <table:table-cell table:style-name="ce23"/>
          <table:table-cell table:style-name="ce28" table:formula="of:=AVERAGE([.H16:.H25])" office:value-type="float" office:value="0.088" calcext:value-type="float">
            <text:p>0,088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143" calcext:value-type="percentage">
            <text:p>11,43%</text:p>
          </table:table-cell>
          <table:table-cell office:value-type="string" calcext:value-type="string">
            <text:p>Z_f_s_1</text:p>
          </table:table-cell>
          <table:table-cell table:style-name="ce25" office:value-type="percentage" office:value="0.0656" calcext:value-type="percentage">
            <text:p>6,56%</text:p>
          </table:table-cell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571" calcext:value-type="percentage">
            <text:p>5,71%</text:p>
          </table:table-cell>
          <table:table-cell office:value-type="string" calcext:value-type="string">
            <text:p>Z_f_s_2</text:p>
          </table:table-cell>
          <table:table-cell table:style-name="ce25" office:value-type="percentage" office:value="0.0344" calcext:value-type="percentage">
            <text:p>3,44%</text:p>
          </table:table-cell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5" office:value-type="percentage" office:value="0.0952" calcext:value-type="percentage">
            <text:p>9,52%</text:p>
          </table:table-cell>
          <table:table-cell office:value-type="string" calcext:value-type="string">
            <text:p>Z_f_s_3</text:p>
          </table:table-cell>
          <table:table-cell table:style-name="ce25" office:value-type="percentage" office:value="0.0389" calcext:value-type="percentage">
            <text:p>3,89%</text:p>
          </table:table-cell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733" calcext:value-type="percentage">
            <text:p>17,33%</text:p>
          </table:table-cell>
          <table:table-cell office:value-type="string" calcext:value-type="string">
            <text:p>Z_f_s_4</text:p>
          </table:table-cell>
          <table:table-cell table:style-name="ce25" office:value-type="percentage" office:value="0.0289" calcext:value-type="percentage">
            <text:p>2,89%</text:p>
          </table:table-cell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857" calcext:value-type="percentage">
            <text:p>8,57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233" calcext:value-type="percentage">
            <text:p>2,33%</text:p>
          </table:table-cell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152" calcext:value-type="percentage">
            <text:p>11,52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311" calcext:value-type="percentage">
            <text:p>3,11%</text:p>
          </table:table-cell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39" calcext:value-type="percentage">
            <text:p>13,90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667" calcext:value-type="percentage">
            <text:p>6,67%</text:p>
          </table:table-cell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467" calcext:value-type="percentage">
            <text:p>4,67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56" calcext:value-type="percentage">
            <text:p>10,56%</text:p>
          </table:table-cell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505" calcext:value-type="percentage">
            <text:p>5,05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1322" calcext:value-type="percentage">
            <text:p>13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133" calcext:value-type="percentage">
            <text:p>11,33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556" calcext:value-type="percentage">
            <text:p>5,56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30:.B39])" office:value-type="percentage" office:value="0.09903" calcext:value-type="percentage">
            <text:p>9,90%</text:p>
          </table:table-cell>
          <table:table-cell table:style-name="ce23"/>
          <table:table-cell table:style-name="ce25" table:formula="of:=AVERAGE([.D30:.D39])" office:value-type="percentage" office:value="0.05823" calcext:value-type="percentage">
            <text:p>5,8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3846" calcext:value-type="percentage">
            <text:p>38,46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1938" calcext:value-type="percentage">
            <text:p>19,38%</text:p>
          </table:table-cell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30" office:value-type="float" office:value="1345.47" calcext:value-type="float">
            <text:p>1345,4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923" calcext:value-type="percentage">
            <text:p>39,23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062" calcext:value-type="percentage">
            <text:p>10,62%</text:p>
          </table:table-cell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30" office:value-type="float" office:value="1994.45" calcext:value-type="float">
            <text:p>1994,4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205" calcext:value-type="percentage">
            <text:p>32,05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0765" calcext:value-type="percentage">
            <text:p>7,65%</text:p>
          </table:table-cell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30" office:value-type="float" office:value="3022" calcext:value-type="float">
            <text:p>302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1513" calcext:value-type="percentage">
            <text:p>15,13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469" calcext:value-type="percentage">
            <text:p>14,69%</text:p>
          </table:table-cell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30" office:value-type="float" office:value="2961.01" calcext:value-type="float">
            <text:p>2961,0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538" calcext:value-type="percentage">
            <text:p>45,38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123" calcext:value-type="percentage">
            <text:p>11,23%</text:p>
          </table:table-cell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2666.56" calcext:value-type="float">
            <text:p>2666,5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3872" calcext:value-type="percentage">
            <text:p>38,72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321" calcext:value-type="percentage">
            <text:p>23,21%</text:p>
          </table:table-cell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2307.97" calcext:value-type="float">
            <text:p>2307,9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1852" calcext:value-type="percentage">
            <text:p>18,52%</text:p>
          </table:table-cell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2603.67" calcext:value-type="float">
            <text:p>2603,6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41" calcext:value-type="percentage">
            <text:p>34,10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1852" calcext:value-type="percentage">
            <text:p>18,52%</text:p>
          </table:table-cell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2477.07" calcext:value-type="float">
            <text:p>2477,0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3538" calcext:value-type="percentage">
            <text:p>35,38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1975" calcext:value-type="percentage">
            <text:p>19,75%</text:p>
          </table:table-cell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2235.68" calcext:value-type="float">
            <text:p>2235,6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5385" calcext:value-type="percentage">
            <text:p>53,85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284" calcext:value-type="percentage">
            <text:p>22,84%</text:p>
          </table:table-cell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1845.85" calcext:value-type="float">
            <text:p>1845,85</text:p>
          </table:table-cell>
          <table:table-cell table:number-columns-repeated="41"/>
        </table:table-row>
        <table:table-row table:style-name="ro1">
          <table:table-cell table:style-name="ce23"/>
          <table:table-cell table:style-name="ce25" table:formula="of:=AVERAGE([.B45:.B54])" office:value-type="percentage" office:value="0.34974" calcext:value-type="percentage">
            <text:p>34,97%</text:p>
          </table:table-cell>
          <table:table-cell table:style-name="ce23"/>
          <table:table-cell table:style-name="ce25" table:formula="of:=AVERAGE([.D45:.D54])" office:value-type="percentage" office:value="0.16641" calcext:value-type="percentage">
            <text:p>16,64%</text:p>
          </table:table-cell>
          <table:table-cell table:style-name="ce23"/>
          <table:table-cell table:style-name="ce28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float" office:value="2345.973" calcext:value-type="float">
            <text:p>2345,973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onf_s_1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Pima_1</text:p>
          </table:table-cell>
          <table:table-cell table:style-name="ce24" office:value-type="percentage" office:value="0.2368" calcext:value-type="percentage">
            <text:p>23,68%</text:p>
          </table:table-cell>
          <table:table-cell office:value-type="string" calcext:value-type="string">
            <text:p>Spiral2_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91" calcext:value-type="percentage">
            <text:p>10,91%</text:p>
          </table:table-cell>
          <table:table-cell office:value-type="string" calcext:value-type="string">
            <text:p>zonf_s_2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Pima_2</text:p>
          </table:table-cell>
          <table:table-cell table:style-name="ce24" office:value-type="percentage" office:value="0.2504" calcext:value-type="percentage">
            <text:p>25,04%</text:p>
          </table:table-cell>
          <table:table-cell office:value-type="string" calcext:value-type="string">
            <text:p>Spiral2_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763" calcext:value-type="percentage">
            <text:p>17,63%</text:p>
          </table:table-cell>
          <table:table-cell office:value-type="string" calcext:value-type="string">
            <text:p>zonf_s_3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Pima_3</text:p>
          </table:table-cell>
          <table:table-cell table:style-name="ce24"/>
          <table:table-cell office:value-type="string" calcext:value-type="string">
            <text:p>Spiral2_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1581" calcext:value-type="percentage">
            <text:p>15,81%</text:p>
          </table:table-cell>
          <table:table-cell office:value-type="string" calcext:value-type="string">
            <text:p>zonf_s_4</text:p>
          </table:table-cell>
          <table:table-cell office:value-type="percentage" office:value="0.0007" calcext:value-type="percentage">
            <text:p>0,07%</text:p>
          </table:table-cell>
          <table:table-cell office:value-type="string" calcext:value-type="string">
            <text:p>Pima_4</text:p>
          </table:table-cell>
          <table:table-cell table:style-name="ce24"/>
          <table:table-cell office:value-type="string" calcext:value-type="string">
            <text:p>Spiral2_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186" calcext:value-type="percentage">
            <text:p>18,60%</text:p>
          </table:table-cell>
          <table:table-cell office:value-type="string" calcext:value-type="string">
            <text:p>zonf_s_5</text:p>
          </table:table-cell>
          <table:table-cell office:value-type="percentage" office:value="0.0193" calcext:value-type="percentage">
            <text:p>1,93%</text:p>
          </table:table-cell>
          <table:table-cell office:value-type="string" calcext:value-type="string">
            <text:p>Pima_5</text:p>
          </table:table-cell>
          <table:table-cell table:style-name="ce24"/>
          <table:table-cell office:value-type="string" calcext:value-type="string">
            <text:p>Spiral2_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328" calcext:value-type="percentage">
            <text:p>3,28%</text:p>
          </table:table-cell>
          <table:table-cell office:value-type="string" calcext:value-type="string">
            <text:p>zonf_s_6</text:p>
          </table:table-cell>
          <table:table-cell office:value-type="percentage" office:value="0.024" calcext:value-type="percentage">
            <text:p>2,40%</text:p>
          </table:table-cell>
          <table:table-cell office:value-type="string" calcext:value-type="string">
            <text:p>Pima_6</text:p>
          </table:table-cell>
          <table:table-cell table:style-name="ce24"/>
          <table:table-cell office:value-type="string" calcext:value-type="string">
            <text:p>Spiral2_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984" calcext:value-type="percentage">
            <text:p>19,84%</text:p>
          </table:table-cell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Pima_7</text:p>
          </table:table-cell>
          <table:table-cell table:style-name="ce24"/>
          <table:table-cell office:value-type="string" calcext:value-type="string">
            <text:p>Spiral2_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1059" calcext:value-type="percentage">
            <text:p>10,59%</text:p>
          </table:table-cell>
          <table:table-cell office:value-type="string" calcext:value-type="string">
            <text:p>zonf_s_8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Pima_8</text:p>
          </table:table-cell>
          <table:table-cell table:style-name="ce24"/>
          <table:table-cell office:value-type="string" calcext:value-type="string">
            <text:p>Spiral2_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1817" calcext:value-type="percentage">
            <text:p>18,17%</text:p>
          </table:table-cell>
          <table:table-cell office:value-type="string" calcext:value-type="string">
            <text:p>zonf_s_9</text:p>
          </table:table-cell>
          <table:table-cell office:value-type="percentage" office:value="0.0207" calcext:value-type="percentage">
            <text:p>2,07%</text:p>
          </table:table-cell>
          <table:table-cell office:value-type="string" calcext:value-type="string">
            <text:p>Pima_9</text:p>
          </table:table-cell>
          <table:table-cell table:style-name="ce24"/>
          <table:table-cell office:value-type="string" calcext:value-type="string">
            <text:p>Spiral2_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129" calcext:value-type="percentage">
            <text:p>12,90%</text:p>
          </table:table-cell>
          <table:table-cell office:value-type="string" calcext:value-type="string">
            <text:p>zonf_s_10</text:p>
          </table:table-cell>
          <table:table-cell office:value-type="percentage" office:value="0.0214" calcext:value-type="percentage">
            <text:p>2,14%</text:p>
          </table:table-cell>
          <table:table-cell office:value-type="string" calcext:value-type="string">
            <text:p>Pima_10</text:p>
          </table:table-cell>
          <table:table-cell table:style-name="ce24"/>
          <table:table-cell office:value-type="string" calcext:value-type="string">
            <text:p>Spiral2_10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59:.B68])" office:value-type="percentage" office:value="0.14078" calcext:value-type="percentage">
            <text:p>14,08%</text:p>
          </table:table-cell>
          <table:table-cell table:style-name="ce23"/>
          <table:table-cell table:style-name="ce25" table:formula="of:=AVERAGE([.D59:.D68])" office:value-type="percentage" office:value="0.01861" calcext:value-type="percentage">
            <text:p>1,86%</text:p>
          </table:table-cell>
          <table:table-cell table:style-name="ce23"/>
          <table:table-cell table:style-name="ce25" table:formula="of:=AVERAGE([.F59:.F68])" office:value-type="percentage" office:value="0.2436" calcext:value-type="percentage">
            <text:p>24,36%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1</text:p>
          </table:table-cell>
          <table:table-cell table:style-name="ce24"/>
          <table:table-cell office:value-type="string" calcext:value-type="string">
            <text:p>Popfailures_1</text:p>
          </table:table-cell>
          <table:table-cell/>
          <table:table-cell office:value-type="string" calcext:value-type="string">
            <text:p>FA_1</text:p>
          </table:table-cell>
          <table:table-cell/>
          <table:table-cell office:value-type="string" calcext:value-type="string">
            <text:p>PY_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2</text:p>
          </table:table-cell>
          <table:table-cell table:style-name="ce24"/>
          <table:table-cell office:value-type="string" calcext:value-type="string">
            <text:p>Popfailures_2</text:p>
          </table:table-cell>
          <table:table-cell/>
          <table:table-cell office:value-type="string" calcext:value-type="string">
            <text:p>FA_2</text:p>
          </table:table-cell>
          <table:table-cell/>
          <table:table-cell office:value-type="string" calcext:value-type="string">
            <text:p>PY_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3</text:p>
          </table:table-cell>
          <table:table-cell table:style-name="ce24"/>
          <table:table-cell office:value-type="string" calcext:value-type="string">
            <text:p>Popfailures_3</text:p>
          </table:table-cell>
          <table:table-cell/>
          <table:table-cell office:value-type="string" calcext:value-type="string">
            <text:p>FA_3</text:p>
          </table:table-cell>
          <table:table-cell/>
          <table:table-cell office:value-type="string" calcext:value-type="string">
            <text:p>PY_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4</text:p>
          </table:table-cell>
          <table:table-cell table:style-name="ce24"/>
          <table:table-cell office:value-type="string" calcext:value-type="string">
            <text:p>Popfailures_4</text:p>
          </table:table-cell>
          <table:table-cell/>
          <table:table-cell office:value-type="string" calcext:value-type="string">
            <text:p>FA_4</text:p>
          </table:table-cell>
          <table:table-cell/>
          <table:table-cell office:value-type="string" calcext:value-type="string">
            <text:p>PY_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5</text:p>
          </table:table-cell>
          <table:table-cell table:style-name="ce24"/>
          <table:table-cell office:value-type="string" calcext:value-type="string">
            <text:p>Popfailures_5</text:p>
          </table:table-cell>
          <table:table-cell/>
          <table:table-cell office:value-type="string" calcext:value-type="string">
            <text:p>FA_5</text:p>
          </table:table-cell>
          <table:table-cell/>
          <table:table-cell office:value-type="string" calcext:value-type="string">
            <text:p>PY_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6</text:p>
          </table:table-cell>
          <table:table-cell table:style-name="ce24"/>
          <table:table-cell office:value-type="string" calcext:value-type="string">
            <text:p>Popfailures_6</text:p>
          </table:table-cell>
          <table:table-cell/>
          <table:table-cell office:value-type="string" calcext:value-type="string">
            <text:p>FA_6</text:p>
          </table:table-cell>
          <table:table-cell/>
          <table:table-cell office:value-type="string" calcext:value-type="string">
            <text:p>PY_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7</text:p>
          </table:table-cell>
          <table:table-cell table:style-name="ce24"/>
          <table:table-cell office:value-type="string" calcext:value-type="string">
            <text:p>Popfailures_7</text:p>
          </table:table-cell>
          <table:table-cell/>
          <table:table-cell office:value-type="string" calcext:value-type="string">
            <text:p>FA_7</text:p>
          </table:table-cell>
          <table:table-cell/>
          <table:table-cell office:value-type="string" calcext:value-type="string">
            <text:p>PY_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8</text:p>
          </table:table-cell>
          <table:table-cell table:style-name="ce24"/>
          <table:table-cell office:value-type="string" calcext:value-type="string">
            <text:p>Popfailures_8</text:p>
          </table:table-cell>
          <table:table-cell/>
          <table:table-cell office:value-type="string" calcext:value-type="string">
            <text:p>FA_8</text:p>
          </table:table-cell>
          <table:table-cell/>
          <table:table-cell office:value-type="string" calcext:value-type="string">
            <text:p>PY_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9</text:p>
          </table:table-cell>
          <table:table-cell table:style-name="ce24"/>
          <table:table-cell office:value-type="string" calcext:value-type="string">
            <text:p>Popfailures_9</text:p>
          </table:table-cell>
          <table:table-cell/>
          <table:table-cell office:value-type="string" calcext:value-type="string">
            <text:p>FA_9</text:p>
          </table:table-cell>
          <table:table-cell/>
          <table:table-cell office:value-type="string" calcext:value-type="string">
            <text:p>PY_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10</text:p>
          </table:table-cell>
          <table:table-cell table:style-name="ce24"/>
          <table:table-cell office:value-type="string" calcext:value-type="string">
            <text:p>Popfailures_10</text:p>
          </table:table-cell>
          <table:table-cell/>
          <table:table-cell office:value-type="string" calcext:value-type="string">
            <text:p>FA_10</text:p>
          </table:table-cell>
          <table:table-cell/>
          <table:table-cell office:value-type="string" calcext:value-type="string">
            <text:p>PY_10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73:.B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73:.F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73:.H82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Default"/>
          <table:table-cell office:value-type="string" calcext:value-type="string">
            <text:p>Regions2_1</text:p>
          </table:table-cell>
          <table:table-cell/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/>
          <table:table-cell office:value-type="string" calcext:value-type="string">
            <text:p>Regions2_2</text:p>
          </table:table-cell>
          <table:table-cell/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/>
          <table:table-cell office:value-type="string" calcext:value-type="string">
            <text:p>Regions2_3</text:p>
          </table:table-cell>
          <table:table-cell/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/>
          <table:table-cell office:value-type="string" calcext:value-type="string">
            <text:p>Regions2_4</text:p>
          </table:table-cell>
          <table:table-cell/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/>
          <table:table-cell office:value-type="string" calcext:value-type="string">
            <text:p>Regions2_5</text:p>
          </table:table-cell>
          <table:table-cell/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/>
          <table:table-cell office:value-type="string" calcext:value-type="string">
            <text:p>Regions2_6</text:p>
          </table:table-cell>
          <table:table-cell/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/>
          <table:table-cell office:value-type="string" calcext:value-type="string">
            <text:p>Regions2_7</text:p>
          </table:table-cell>
          <table:table-cell/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/>
          <table:table-cell office:value-type="string" calcext:value-type="string">
            <text:p>Regions2_8</text:p>
          </table:table-cell>
          <table:table-cell/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/>
          <table:table-cell office:value-type="string" calcext:value-type="string">
            <text:p>Regions2_9</text:p>
          </table:table-cell>
          <table:table-cell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/>
          <table:table-cell office:value-type="string" calcext:value-type="string">
            <text:p>Regions2_10</text:p>
          </table:table-cell>
          <table:table-cell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/>
          <table:table-cell table:number-columns-repeated="41"/>
        </table:table-row>
        <table:table-row table:style-name="ro1">
          <table:table-cell table:style-name="ce23"/>
          <table:table-cell table:style-name="ce25" table:formula="of:=AVERAGE([.B86:.B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86:.F95])" office:value-type="string" office:string-value="" calcext:value-type="error">
            <text:p>#DIV/0!</text:p>
          </table:table-cell>
          <table:table-cell table:style-name="ce28"/>
          <table:table-cell table:style-name="ce25" table:formula="of:=AVERAGE([.H86:.H95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/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413" calcext:value-type="percentage">
            <text:p>4,1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/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08" calcext:value-type="percentage">
            <text:p>0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/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62" calcext:value-type="percentage">
            <text:p>6,2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/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048" calcext:value-type="percentage">
            <text:p>4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/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133" calcext:value-type="percentage">
            <text:p>1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/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807" calcext:value-type="percentage">
            <text:p>8,0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/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.0033" calcext:value-type="percentage">
            <text:p>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/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/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0587" calcext:value-type="percentage">
            <text:p>5,8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/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082" calcext:value-type="percentage">
            <text:p>8,2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percentage" office:value="0.0418" calcext:value-type="percentage">
            <text:p>4,18%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5:41:13.204605354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1-29T23:13:02.800301281</dc:date>
    <meta:editing-duration>P31DT17H6M58S</meta:editing-duration>
    <meta:editing-cycles>5965</meta:editing-cycles>
    <meta:generator>LibreOffice/7.0.4.2$Linux_X86_64 LibreOffice_project/00$Build-2</meta:generator>
    <meta:document-statistic meta:table-count="3" meta:cell-count="2159" meta:object-count="0"/>
  </office:meta>
</office:document-meta>
</file>